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Courier New" svg:font-family="'Courier New'"/>
    <style:font-face style:name="Ubuntu Mono" svg:font-family="'Ubuntu Mono'" style:font-pitch="fixed"/>
    <style:font-face style:name="Consolas1" svg:font-family="Consolas" style:font-family-generic="swiss" style:font-pitch="fixed"/>
    <style:font-face style:name="Ubuntu2" svg:font-family="Ubuntu" style:font-adornments="Regular" style:font-pitch="variable"/>
    <style:font-face style:name="Ubuntu Light2" svg:font-family="'Ubuntu Light'" style:font-adornments="Light" style:font-pitch="variable"/>
    <style:font-face style:name="Ubuntu Medium3" svg:font-family="'Ubuntu Medium'" style:font-pitch="variable"/>
    <style:font-face style:name="Ubuntu Medium2" svg:font-family="'Ubuntu Medium'"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Default_5f_1" style:list-style-name="L4">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3" style:family="graphic" style:parent-style-name="Default_5f_1">
      <style:graphic-properties draw:stroke="solid" svg:stroke-width="0.106cm" svg:stroke-color="#89b4b8" draw:stroke-linejoin="round" draw:fill="none" draw:textarea-vertical-align="middle" draw:auto-grow-height="false" draw:fit-to-size="false" fo:min-height="5.21cm" fo:min-width="2.889cm" fo:padding-top="0.254cm" fo:padding-bottom="0.254cm" fo:padding-left="0.254cm" fo:padding-right="0.254cm" fo:wrap-option="wrap"/>
    </style:style>
    <style:style style:name="gr4" style:family="graphic" style:parent-style-name="Default_5f_1">
      <style:graphic-properties draw:stroke="solid" svg:stroke-width="0.212cm" svg:stroke-color="#89b4b8" draw:stroke-linejoin="round" draw:fill="none" draw:textarea-vertical-align="top" draw:auto-grow-height="false" fo:min-height="0cm" fo:min-width="2.896cm" fo:padding-top="0.125cm" fo:padding-bottom="0.125cm" fo:padding-left="0.25cm" fo:padding-right="0.25cm" fo:wrap-option="wrap"/>
    </style:style>
    <style:style style:name="gr5" style:family="graphic" style:parent-style-name="Default_5f_1" style:list-style-name="L4">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6" style:family="graphic" style:parent-style-name="Default_5f_1" style:list-style-name="L4">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 style:family="graphic" style:parent-style-name="Default_5f_1">
      <style:graphic-properties draw:stroke="solid" svg:stroke-width="0.106cm" svg:stroke-color="#89b4b8" draw:stroke-linejoin="round" draw:fill="none" draw:textarea-vertical-align="top" draw:auto-grow-height="false" fo:min-height="2.387cm" fo:min-width="2.896cm" fo:padding-top="0.125cm" fo:padding-bottom="0.125cm" fo:padding-left="0.25cm" fo:padding-right="0.25cm" fo:wrap-option="wrap"/>
    </style:style>
    <style:style style:name="gr8" style:family="graphic" style:parent-style-name="Default_5f_1" style:list-style-name="L4">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9"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2cm" fo:padding-top="0.125cm" fo:padding-bottom="0.125cm" fo:padding-left="0.25cm" fo:padding-right="0.25cm" fo:wrap-option="wrap"/>
    </style:style>
    <style:style style:name="gr10" style:family="graphic" style:parent-style-name="Default_5f_1">
      <style:graphic-properties draw:stroke="solid" svg:stroke-width="0.106cm" svg:stroke-color="#89b4b8" draw:stroke-linejoin="round" draw:fill="none" draw:textarea-vertical-align="middle" draw:auto-grow-height="false" draw:fit-to-size="false" fo:min-height="2.602cm" fo:min-width="4.752cm" fo:padding-top="0.254cm" fo:padding-bottom="0.254cm" fo:padding-left="0.254cm" fo:padding-right="0.254cm" fo:wrap-option="wrap"/>
    </style:style>
    <style:style style:name="gr11"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3.519cm" fo:padding-top="0.125cm" fo:padding-bottom="0.125cm" fo:padding-left="0.25cm" fo:padding-right="0.25cm" fo:wrap-option="wrap"/>
    </style:style>
    <style:style style:name="gr12" style:family="graphic" style:parent-style-name="Default_5f_1" style:list-style-name="L4">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13" style:family="graphic" style:parent-style-name="Default_5f_1" style:list-style-name="L4">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14" style:family="graphic" style:parent-style-name="Default_5f_1" style:list-style-name="L4">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15" style:family="graphic" style:parent-style-name="Default_5f_1" style:list-style-name="L5">
      <style:graphic-properties draw:stroke="none" svg:stroke-width="0cm" draw:fill="none" draw:textarea-vertical-align="middle" draw:auto-grow-height="false" draw:fit-to-size="false" fo:min-height="9.499cm" fo:min-width="11.293cm" fo:padding-top="0.254cm" fo:padding-bottom="0.254cm" fo:padding-left="0.254cm" fo:padding-right="0.254cm" fo:wrap-option="wrap"/>
    </style:style>
    <style:style style:name="gr16" style:family="graphic" style:parent-style-name="Default_5f_1" style:list-style-name="L4">
      <style:graphic-properties draw:stroke="none" svg:stroke-width="0cm" draw:fill="none" draw:textarea-vertical-align="top" draw:auto-grow-height="false" draw:fit-to-size="false" fo:min-height="1.096cm" fo:min-width="2.877cm" fo:padding-top="0.254cm" fo:padding-bottom="0.254cm" fo:padding-left="0.254cm" fo:padding-right="0.254cm" fo:wrap-option="wrap"/>
    </style:style>
    <style:style style:name="gr17" style:family="graphic" style:parent-style-name="Default_5f_1" style:list-style-name="L4">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18" style:family="graphic" style:parent-style-name="Default_5f_1">
      <style:graphic-properties draw:stroke="solid" svg:stroke-width="0.053cm" svg:stroke-color="#4c4c4c" draw:stroke-linejoin="round" draw:fill="solid" draw:fill-color="#ffff00" draw:textarea-vertical-align="middle" draw:auto-grow-height="false" draw:fit-to-size="false" fo:min-height="0cm" fo:min-width="0cm" fo:padding-top="0.254cm" fo:padding-bottom="0.254cm" fo:padding-left="0.254cm" fo:padding-right="0.254cm" fo:wrap-option="wrap"/>
    </style:style>
    <style:style style:name="gr19" style:family="graphic" style:parent-style-name="Default_5f_1">
      <style:graphic-properties draw:stroke="solid" svg:stroke-width="0.106cm" svg:stroke-color="#ffff00" draw:stroke-linejoin="round" draw:fill="none" draw:textarea-vertical-align="top" draw:auto-grow-height="false" fo:min-height="1.484cm" fo:min-width="3.668cm" fo:padding-top="0.125cm" fo:padding-bottom="0.125cm" fo:padding-left="0.25cm" fo:padding-right="0.25cm" fo:wrap-option="wrap"/>
    </style:style>
    <style:style style:name="gr20" style:family="graphic" style:parent-style-name="Default_5f_1" style:list-style-name="L4">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1" style:family="graphic" style:parent-style-name="Default_5f_1" style:list-style-name="L4">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2" style:family="graphic" style:parent-style-name="Default_5f_1">
      <style:graphic-properties draw:stroke="solid" svg:stroke-width="0.106cm" svg:stroke-color="#89b4b8" draw:stroke-linejoin="round" draw:fill="none" draw:textarea-vertical-align="top" draw:auto-grow-height="false" fo:min-height="2.388cm" fo:min-width="2.896cm" fo:padding-top="0.125cm" fo:padding-bottom="0.125cm" fo:padding-left="0.25cm" fo:padding-right="0.25cm" fo:wrap-option="wrap"/>
    </style:style>
    <style:style style:name="gr23" style:family="graphic" style:parent-style-name="Default_5f_1" style:list-style-name="L4">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24"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3cm" fo:padding-top="0.125cm" fo:padding-bottom="0.125cm" fo:padding-left="0.25cm" fo:padding-right="0.25cm" fo:wrap-option="wrap"/>
    </style:style>
    <style:style style:name="gr25"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3.52cm" fo:padding-top="0.125cm" fo:padding-bottom="0.125cm" fo:padding-left="0.25cm" fo:padding-right="0.25cm" fo:wrap-option="wrap"/>
    </style:style>
    <style:style style:name="gr26" style:family="graphic" style:parent-style-name="Default_5f_1" style:list-style-name="L4">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27" style:family="graphic" style:parent-style-name="Default_5f_1" style:list-style-name="L5">
      <style:graphic-properties draw:stroke="none" svg:stroke-width="0cm" draw:fill="none" draw:textarea-vertical-align="middle" draw:auto-grow-height="false" draw:fit-to-size="false" fo:min-height="14.347cm" fo:min-width="19.993cm" fo:padding-top="0.254cm" fo:padding-bottom="0.254cm" fo:padding-left="0.254cm" fo:padding-right="0.254cm" fo:wrap-option="wrap"/>
    </style:style>
    <style:style style:name="gr28" style:family="graphic" style:parent-style-name="Default_5f_1" style:list-style-name="L4">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29" style:family="graphic" style:parent-style-name="Default_5f_1">
      <style:graphic-properties draw:stroke="solid" svg:stroke-width="0.106cm" svg:stroke-color="#89b4b8" draw:stroke-linejoin="round" draw:fill="none" draw:textarea-vertical-align="middle" draw:auto-grow-height="false" draw:fit-to-size="false" fo:min-height="3.985cm" fo:min-width="2.358cm" fo:padding-top="0.254cm" fo:padding-bottom="0.254cm" fo:padding-left="0.254cm" fo:padding-right="0.254cm" fo:wrap-option="wrap"/>
    </style:style>
    <style:style style:name="gr30" style:family="graphic" style:parent-style-name="Default_5f_1">
      <style:graphic-properties draw:stroke="solid" svg:stroke-width="0.212cm" svg:stroke-color="#89b4b8" draw:stroke-linejoin="round" draw:fill="none" draw:textarea-vertical-align="top" draw:auto-grow-height="false" fo:min-height="0cm" fo:min-width="2.365cm" fo:padding-top="0.125cm" fo:padding-bottom="0.125cm" fo:padding-left="0.25cm" fo:padding-right="0.25cm" fo:wrap-option="wrap"/>
    </style:style>
    <style:style style:name="gr31" style:family="graphic" style:parent-style-name="Default_5f_1" style:list-style-name="L4">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2" style:family="graphic" style:parent-style-name="Default_5f_1" style:list-style-name="L4">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3" style:family="graphic" style:parent-style-name="Default_5f_1">
      <style:graphic-properties draw:stroke="solid" svg:stroke-width="0.106cm" svg:stroke-color="#89b4b8" draw:stroke-linejoin="round" draw:fill="none" draw:textarea-vertical-align="top" draw:auto-grow-height="false" fo:min-height="1.823cm" fo:min-width="2.365cm" fo:padding-top="0.125cm" fo:padding-bottom="0.125cm" fo:padding-left="0.25cm" fo:padding-right="0.25cm" fo:wrap-option="wrap"/>
    </style:style>
    <style:style style:name="gr34" style:family="graphic" style:parent-style-name="Default_5f_1" style:list-style-name="L4">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35"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1.832cm" fo:min-width="2.025cm" fo:padding-top="0.125cm" fo:padding-bottom="0.125cm" fo:padding-left="0.25cm" fo:padding-right="0.25cm" fo:wrap-option="wrap"/>
    </style:style>
    <style:style style:name="gr36" style:family="graphic" style:parent-style-name="Default_5f_1">
      <style:graphic-properties draw:stroke="solid" svg:stroke-width="0.106cm" svg:stroke-color="#89b4b8" draw:stroke-linejoin="round" draw:fill="none" draw:textarea-vertical-align="middle" draw:auto-grow-height="false" draw:fit-to-size="false" fo:min-height="1.936cm" fo:min-width="3.929cm" fo:padding-top="0.254cm" fo:padding-bottom="0.254cm" fo:padding-left="0.254cm" fo:padding-right="0.254cm" fo:wrap-option="wrap"/>
    </style:style>
    <style:style style:name="gr37" style:family="graphic" style:parent-style-name="Default_5f_1">
      <style:graphic-properties draw:stroke="solid" svg:stroke-width="0.106cm" svg:stroke-color="#89b4b8" draw:marker-end="msArrowEnd_20_9" draw:marker-end-width="0.53cm" draw:marker-end-center="false" draw:stroke-linejoin="round" draw:fill="none" draw:textarea-vertical-align="top" draw:auto-grow-height="false" fo:min-height="0cm" fo:min-width="2.891cm" fo:padding-top="0.125cm" fo:padding-bottom="0.125cm" fo:padding-left="0.25cm" fo:padding-right="0.25cm" fo:wrap-option="wrap"/>
    </style:style>
    <style:style style:name="gr38" style:family="graphic" style:parent-style-name="Default_5f_1" style:list-style-name="L4">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39" style:family="graphic" style:parent-style-name="Default_5f_1" style:list-style-name="L4">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0" style:family="graphic" style:parent-style-name="Default_5f_1" style:list-style-name="L4">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41" style:family="graphic" style:parent-style-name="Default_5f_1" style:list-style-name="L4">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2" style:family="graphic" style:parent-style-name="Default_5f_1" style:list-style-name="L4">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3" style:family="graphic" style:parent-style-name="Default_5f_1" style:list-style-name="L4">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4" style:family="graphic" style:parent-style-name="Default_5f_1" style:list-style-name="L4">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45" style:family="graphic" style:parent-style-name="Default_5f_1" style:list-style-name="L4">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46" style:family="graphic" style:parent-style-name="Default_5f_1">
      <style:graphic-properties draw:stroke="solid" svg:stroke-width="0.106cm" svg:stroke-color="#89b4b8" draw:stroke-linejoin="round" draw:fill="none" draw:textarea-vertical-align="top" draw:auto-grow-height="false" fo:min-height="5.39cm" fo:min-width="5.257cm" fo:padding-top="0.125cm" fo:padding-bottom="0.125cm" fo:padding-left="0.25cm" fo:padding-right="0.25cm" fo:wrap-option="wrap"/>
    </style:style>
    <style:style style:name="gr47" style:family="graphic" style:parent-style-name="Default_5f_1">
      <style:graphic-properties draw:stroke="solid" svg:stroke-width="0.053cm" svg:stroke-color="#4c4c4c" draw:stroke-linejoin="round" draw:fill="solid" draw:fill-color="#89b4b8" draw:textarea-vertical-align="middle" draw:auto-grow-height="false" draw:fit-to-size="false" fo:min-height="0.143cm" fo:min-width="0cm" fo:padding-top="0.254cm" fo:padding-bottom="0.254cm" fo:padding-left="0.254cm" fo:padding-right="0.254cm" fo:wrap-option="wrap"/>
    </style:style>
    <style:style style:name="gr48" style:family="graphic" style:parent-style-name="standard" style:list-style-name="L4">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49" style:family="graphic" style:parent-style-name="standard">
      <style:graphic-properties draw:stroke="solid" svg:stroke-width="0.106cm" svg:stroke-color="#89b4b8" draw:stroke-linejoin="round" draw:fill="none" draw:textarea-vertical-align="middle" draw:auto-grow-height="false" draw:fit-to-size="false" fo:min-height="3.985cm" fo:min-width="2.358cm" fo:padding-top="0.254cm" fo:padding-bottom="0.254cm" fo:padding-left="0.254cm" fo:padding-right="0.254cm" fo:wrap-option="wrap"/>
    </style:style>
    <style:style style:name="gr50" style:family="graphic" style:parent-style-name="standard">
      <style:graphic-properties draw:stroke="solid" svg:stroke-width="0.212cm" svg:stroke-color="#89b4b8" draw:stroke-linejoin="round" draw:fill="none" draw:textarea-vertical-align="top" draw:auto-grow-height="false" fo:min-height="0cm" fo:min-width="2.365cm" fo:padding-top="0.125cm" fo:padding-bottom="0.125cm" fo:padding-left="0.25cm" fo:padding-right="0.25cm" fo:wrap-option="wrap"/>
    </style:style>
    <style:style style:name="gr51" style:family="graphic" style:parent-style-name="standard" style:list-style-name="L4">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2" style:family="graphic" style:parent-style-name="standard" style:list-style-name="L4">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3" style:family="graphic" style:parent-style-name="standard">
      <style:graphic-properties draw:stroke="solid" svg:stroke-width="0.106cm" svg:stroke-color="#89b4b8" draw:stroke-linejoin="round" draw:fill="none" draw:textarea-vertical-align="top" draw:auto-grow-height="false" fo:min-height="1.823cm" fo:min-width="2.365cm" fo:padding-top="0.125cm" fo:padding-bottom="0.125cm" fo:padding-left="0.25cm" fo:padding-right="0.25cm" fo:wrap-option="wrap"/>
    </style:style>
    <style:style style:name="gr54" style:family="graphic" style:parent-style-name="standard" style:list-style-name="L4">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55"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832cm" fo:min-width="2.025cm" fo:padding-top="0.125cm" fo:padding-bottom="0.125cm" fo:padding-left="0.25cm" fo:padding-right="0.25cm" fo:wrap-option="wrap"/>
    </style:style>
    <style:style style:name="gr56" style:family="graphic" style:parent-style-name="standard">
      <style:graphic-properties draw:stroke="solid" svg:stroke-width="0.106cm" svg:stroke-color="#89b4b8" draw:stroke-linejoin="round" draw:fill="none" draw:textarea-vertical-align="middle" draw:auto-grow-height="false" draw:fit-to-size="false" fo:min-height="1.936cm" fo:min-width="3.929cm" fo:padding-top="0.254cm" fo:padding-bottom="0.254cm" fo:padding-left="0.254cm" fo:padding-right="0.254cm" fo:wrap-option="wrap"/>
    </style:style>
    <style:style style:name="gr57"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0cm" fo:min-width="2.891cm" fo:padding-top="0.125cm" fo:padding-bottom="0.125cm" fo:padding-left="0.25cm" fo:padding-right="0.25cm" fo:wrap-option="wrap"/>
    </style:style>
    <style:style style:name="gr58" style:family="graphic" style:parent-style-name="standard" style:list-style-name="L4">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59" style:family="graphic" style:parent-style-name="standard" style:list-style-name="L4">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0" style:family="graphic" style:parent-style-name="standard">
      <style:graphic-properties draw:stroke="solid" svg:stroke-width="0.106cm" svg:stroke-color="#89b4b8" draw:stroke-linejoin="round" draw:fill="none" draw:textarea-vertical-align="top" draw:auto-grow-height="false" fo:min-height="6.091cm" fo:min-width="3.451cm" fo:padding-top="0.125cm" fo:padding-bottom="0.125cm" fo:padding-left="0.25cm" fo:padding-right="0.25cm" fo:wrap-option="wrap"/>
    </style:style>
    <style:style style:name="gr61" style:family="graphic" style:parent-style-name="standard">
      <style:graphic-properties draw:stroke="solid" svg:stroke-width="0.053cm" svg:stroke-color="#89b4b8" draw:stroke-linejoin="round" draw:fill="solid" draw:fill-color="#89b4b8" draw:textarea-vertical-align="middle" draw:auto-grow-height="false" draw:fit-to-size="false" fo:min-height="0cm" fo:min-width="0.03cm" fo:padding-top="0.254cm" fo:padding-bottom="0.254cm" fo:padding-left="0.254cm" fo:padding-right="0.254cm" fo:wrap-option="wrap"/>
    </style:style>
    <style:style style:name="gr62" style:family="graphic" style:parent-style-name="standard" style:list-style-name="L4">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63" style:family="graphic" style:parent-style-name="standard" style:list-style-name="L4">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4" style:family="graphic" style:parent-style-name="standard" style:list-style-name="L4">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5" style:family="graphic" style:parent-style-name="standard" style:list-style-name="L4">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6" style:family="graphic" style:parent-style-name="standard" style:list-style-name="L4">
      <style:graphic-properties draw:stroke="none" svg:stroke-width="0cm" draw:fill="none" draw:textarea-vertical-align="top" draw:auto-grow-height="false" draw:fit-to-size="false" fo:min-height="0.752cm" fo:min-width="3.336cm" fo:padding-top="0.254cm" fo:padding-bottom="0.254cm" fo:padding-left="0.254cm" fo:padding-right="0.254cm" fo:wrap-option="wrap"/>
    </style:style>
    <style:style style:name="gr67" style:family="graphic" style:parent-style-name="standard" style:list-style-name="L4">
      <style:graphic-properties draw:stroke="none" svg:stroke-width="0cm" draw:fill="none" draw:textarea-vertical-align="top" draw:auto-grow-height="false" draw:fit-to-size="false" fo:min-height="0.752cm" fo:min-width="0.846cm" fo:padding-top="0.254cm" fo:padding-bottom="0.254cm" fo:padding-left="0.254cm" fo:padding-right="0.254cm" fo:wrap-option="wrap"/>
    </style:style>
    <style:style style:name="gr68" style:family="graphic" style:parent-style-name="standard">
      <style:graphic-properties draw:stroke="solid" svg:stroke-width="0.053cm" svg:stroke-color="#89b4b8" draw:stroke-linejoin="round" draw:fill="solid" draw:fill-color="#89b4b8" draw:textarea-vertical-align="middle" draw:auto-grow-height="false" draw:fit-to-size="false" fo:min-height="0cm" fo:min-width="0cm" fo:padding-top="0.254cm" fo:padding-bottom="0.254cm" fo:padding-left="0.254cm" fo:padding-right="0.254cm" fo:wrap-option="wrap"/>
    </style:style>
    <style:style style:name="gr69"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305cm" fo:min-width="0.336cm" fo:padding-top="0.125cm" fo:padding-bottom="0.125cm" fo:padding-left="0.25cm" fo:padding-right="0.25cm" fo:wrap-option="wrap"/>
    </style:style>
    <style:style style:name="gr70" style:family="graphic" style:parent-style-name="standard" style:list-style-name="L5">
      <style:graphic-properties draw:stroke="none" svg:stroke-width="0cm" draw:fill="none" draw:textarea-vertical-align="middle" draw:auto-grow-height="false" draw:fit-to-size="false" fo:min-height="14.346cm" fo:min-width="23.707cm" fo:padding-top="0.254cm" fo:padding-bottom="0.254cm" fo:padding-left="0.254cm" fo:padding-right="0.254cm" fo:wrap-option="wrap"/>
    </style:style>
    <style:style style:name="gr71" style:family="graphic" style:parent-style-name="standard" style:list-style-name="L4">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72" style:family="graphic" style:parent-style-name="standard">
      <style:graphic-properties draw:stroke="solid" svg:stroke-width="0.106cm" svg:stroke-color="#89b4b8" draw:stroke-linejoin="round" draw:fill="none" draw:textarea-vertical-align="middle" draw:auto-grow-height="false" draw:fit-to-size="false" fo:min-height="8.233cm" fo:min-width="2.889cm" fo:padding-top="0.254cm" fo:padding-bottom="0.254cm" fo:padding-left="0.254cm" fo:padding-right="0.254cm" fo:wrap-option="wrap"/>
    </style:style>
    <style:style style:name="gr73" style:family="graphic" style:parent-style-name="standard">
      <style:graphic-properties draw:stroke="solid" svg:stroke-width="0.212cm" svg:stroke-color="#89b4b8" draw:stroke-linejoin="round" draw:fill="none" draw:textarea-vertical-align="top" draw:auto-grow-height="false" fo:min-height="0cm" fo:min-width="2.896cm" fo:padding-top="0.125cm" fo:padding-bottom="0.125cm" fo:padding-left="0.25cm" fo:padding-right="0.25cm" fo:wrap-option="wrap"/>
    </style:style>
    <style:style style:name="gr74" style:family="graphic" style:parent-style-name="standard" style:list-style-name="L4">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5" style:family="graphic" style:parent-style-name="standard" style:list-style-name="L4">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6" style:family="graphic" style:parent-style-name="standard" style:list-style-name="L4">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77"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2.401cm" fo:min-width="2.492cm" fo:padding-top="0.125cm" fo:padding-bottom="0.125cm" fo:padding-left="0.25cm" fo:padding-right="0.25cm" fo:wrap-option="wrap"/>
    </style:style>
    <style:style style:name="gr78" style:family="graphic" style:parent-style-name="standard">
      <style:graphic-properties draw:stroke="solid" svg:stroke-width="0.106cm" svg:stroke-color="#89b4b8" draw:stroke-linejoin="round" draw:fill="none" draw:textarea-vertical-align="middle" draw:auto-grow-height="false" draw:fit-to-size="false" fo:min-height="2.602cm" fo:min-width="4.752cm" fo:padding-top="0.254cm" fo:padding-bottom="0.254cm" fo:padding-left="0.254cm" fo:padding-right="0.254cm" fo:wrap-option="wrap"/>
    </style:style>
    <style:style style:name="gr79"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0cm" fo:min-width="3.52cm" fo:padding-top="0.125cm" fo:padding-bottom="0.125cm" fo:padding-left="0.25cm" fo:padding-right="0.25cm" fo:wrap-option="wrap"/>
    </style:style>
    <style:style style:name="gr80" style:family="graphic" style:parent-style-name="standard" style:list-style-name="L4">
      <style:graphic-properties draw:stroke="none" svg:stroke-width="0cm" draw:fill="none" draw:textarea-vertical-align="top" draw:auto-grow-height="false" draw:fit-to-size="false" fo:min-height="1.096cm" fo:min-width="3.161cm" fo:padding-top="0.254cm" fo:padding-bottom="0.254cm" fo:padding-left="0.254cm" fo:padding-right="0.254cm" fo:wrap-option="wrap"/>
    </style:style>
    <style:style style:name="gr81" style:family="graphic" style:parent-style-name="standard">
      <style:graphic-properties draw:stroke="solid" svg:stroke-width="0.106cm" svg:stroke-color="#89b4b8" draw:stroke-linejoin="round" draw:fill="none" draw:textarea-vertical-align="top" draw:auto-grow-height="false" fo:min-height="2.554cm" fo:min-width="2.663cm" fo:padding-top="0.125cm" fo:padding-bottom="0.125cm" fo:padding-left="0.25cm" fo:padding-right="0.25cm" fo:wrap-option="wrap"/>
    </style:style>
    <style:style style:name="gr82" style:family="graphic" style:parent-style-name="standard">
      <style:graphic-properties draw:stroke="solid" svg:stroke-width="0.106cm" svg:stroke-color="#89b4b8" draw:stroke-linejoin="round" draw:fill="none" draw:textarea-vertical-align="top" draw:auto-grow-height="false" fo:min-height="2.555cm" fo:min-width="2.663cm" fo:padding-top="0.125cm" fo:padding-bottom="0.125cm" fo:padding-left="0.25cm" fo:padding-right="0.25cm" fo:wrap-option="wrap"/>
    </style:style>
    <style:style style:name="gr83" style:family="graphic" style:parent-style-name="standard">
      <style:graphic-properties draw:stroke="solid" svg:stroke-width="0.106cm" svg:stroke-color="#89b4b8" draw:marker-end="msArrowEnd_20_9" draw:marker-end-width="0.53cm" draw:marker-end-center="false" draw:stroke-linejoin="round" draw:fill="none" draw:textarea-vertical-align="top" draw:auto-grow-height="false" fo:min-height="1.89cm" fo:min-width="2.538cm" fo:padding-top="0.125cm" fo:padding-bottom="0.125cm" fo:padding-left="0.25cm" fo:padding-right="0.25cm" fo:wrap-option="wrap"/>
    </style:style>
    <style:style style:name="gr84" style:family="graphic" style:parent-style-name="standard" style:list-style-name="L4">
      <style:graphic-properties draw:stroke="none" svg:stroke-width="0cm" draw:fill="none" draw:textarea-vertical-align="middle" draw:auto-grow-height="false" draw:fit-to-size="false" fo:min-height="3.397cm" fo:min-width="23.797cm" fo:padding-top="0.254cm" fo:padding-bottom="0.254cm" fo:padding-left="0.254cm" fo:padding-right="0.254cm" fo:wrap-option="wrap"/>
    </style:style>
    <style:style style:name="gr85" style:family="graphic" style:parent-style-name="standard" style:list-style-name="L5">
      <style:graphic-properties draw:stroke="none" svg:stroke-width="0cm" draw:fill="none" draw:textarea-vertical-align="middle" draw:auto-grow-height="false" draw:fit-to-size="false" fo:min-height="9.499cm" fo:min-width="11.293cm" fo:padding-top="0.254cm" fo:padding-bottom="0.254cm" fo:padding-left="0.254cm" fo:padding-right="0.254cm" fo:wrap-option="wrap"/>
    </style:style>
    <style:style style:name="gr86" style:family="graphic" style:parent-style-name="standard" style:list-style-name="L4">
      <style:graphic-properties draw:stroke="none" svg:stroke-width="0cm" draw:fill="none" draw:textarea-vertical-align="top" draw:auto-grow-height="false" draw:fit-to-size="false" fo:min-height="1.096cm" fo:min-width="1.097cm" fo:padding-top="0.254cm" fo:padding-bottom="0.254cm" fo:padding-left="0.254cm" fo:padding-right="0.254cm" fo:wrap-option="wrap"/>
    </style:style>
    <style:style style:name="gr87" style:family="graphic" style:parent-style-name="standard" style:list-style-name="L4">
      <style:graphic-properties draw:stroke="none" svg:stroke-width="0cm" draw:fill="none" draw:textarea-vertical-align="top" draw:auto-grow-height="false" draw:fit-to-size="false" fo:min-height="1.096cm" fo:min-width="3.04cm" fo:padding-top="0.254cm" fo:padding-bottom="0.254cm" fo:padding-left="0.254cm" fo:padding-right="0.254cm" fo:wrap-option="wrap"/>
    </style:style>
    <style:style style:name="gr88" style:family="graphic" style:parent-style-name="standard" style:list-style-name="L4">
      <style:graphic-properties draw:stroke="none" svg:stroke-width="0cm" draw:fill="none" draw:textarea-vertical-align="top" draw:auto-grow-height="false" draw:fit-to-size="false" fo:min-height="1.096cm" fo:min-width="3.04cm" fo:padding-top="0.254cm" fo:padding-bottom="0.254cm" fo:padding-left="0.254cm" fo:padding-right="0.254cm" fo:wrap-option="wrap"/>
    </style:style>
    <style:style style:name="pr1" style:family="presentation" style:parent-style-name="jugo-title">
      <style:graphic-properties fo:min-height="1.8cm"/>
    </style:style>
    <style:style style:name="pr2" style:family="presentation" style:parent-style-name="jugo-subtitle">
      <style:graphic-properties draw:fill-color="#ffffff" fo:min-height="1.4cm"/>
    </style:style>
    <style:style style:name="pr3" style:family="presentation" style:parent-style-name="jugo-notes">
      <style:graphic-properties draw:fill-color="#ffffff" draw:auto-grow-height="true" fo:min-height="13.364cm"/>
    </style:style>
    <style:style style:name="pr4" style:family="presentation" style:parent-style-name="jugo1-title">
      <style:graphic-properties draw:auto-grow-height="true" fo:min-height="2.143cm"/>
    </style:style>
    <style:style style:name="pr5" style:family="presentation" style:parent-style-name="jugo1-outline1">
      <style:graphic-properties fo:min-height="11.929cm"/>
    </style:style>
    <style:style style:name="pr6" style:family="presentation" style:parent-style-name="jugo1-notes">
      <style:graphic-properties draw:fill-color="#ffffff" draw:auto-grow-height="true" fo:min-height="13.364cm"/>
    </style:style>
    <style:style style:name="pr7" style:family="presentation" style:parent-style-name="Jugo1-title">
      <style:graphic-properties draw:auto-grow-height="true" fo:min-height="2.143cm"/>
    </style:style>
    <style:style style:name="pr8" style:family="presentation" style:parent-style-name="Jugo1-outline1">
      <style:graphic-properties fo:min-height="11.843cm"/>
    </style:style>
    <style:style style:name="pr9" style:family="presentation" style:parent-style-name="Jugo1-notes">
      <style:graphic-properties draw:fill-color="#ffffff" draw:auto-grow-height="true" fo:min-height="13.364cm"/>
    </style:style>
    <style:style style:name="pr10" style:family="presentation" style:parent-style-name="Title_20_slide-notes" style:list-style-name="L6">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Title_20_slide-notes" style:list-style-name="L6">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Title_20_slide-notes" style:list-style-name="L6">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Title_20_slide-notes" style:list-style-name="L6">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Title_20_slide-notes" style:list-style-name="L6">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Title_20_slide-notes" style:list-style-name="L6">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Title_20_slide-notes" style:list-style-name="L6">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Title_20_slide-notes" style:list-style-name="L6">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Title_20_slide-notes" style:list-style-name="L6">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 style:family="presentation" style:parent-style-name="Title_20_slide-notes" style:list-style-name="L6">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Title_20_slide-notes" style:list-style-name="L6">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jugo1-title">
      <style:graphic-properties fo:min-height="2.143cm"/>
    </style:style>
    <style:style style:name="pr22" style:family="presentation" style:parent-style-name="jugo1-outline1">
      <style:graphic-properties fo:min-height="14.55cm"/>
    </style:style>
    <style:style style:name="P1" style:family="paragraph">
      <style:text-properties fo:font-size="24pt"/>
    </style:style>
    <style:style style:name="P2" style:family="paragraph">
      <loext:graphic-properties draw:fill-color="#ffffff"/>
      <style:text-properties fo:font-size="24pt"/>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style:paragraph-properties fo:margin-left="0cm" fo:margin-right="0cm" fo:margin-top="0cm" fo:margin-bottom="0cm" fo:line-height="115%" fo:text-align="center" fo:text-indent="0cm" style:writing-mode="lr-tb"/>
      <style:text-properties fo:font-size="15.3999996185303pt"/>
    </style:style>
    <style:style style:name="P6" style:family="paragraph">
      <style:paragraph-properties fo:margin-left="0cm" fo:margin-right="0cm" fo:margin-top="0cm" fo:margin-bottom="0cm" fo:line-height="100%" fo:text-align="start" fo:text-indent="0cm" style:writing-mode="lr-tb"/>
      <style:text-properties fo:font-size="15.3999996185303pt"/>
    </style:style>
    <style:style style:name="P7" style:family="paragraph">
      <loext:graphic-properties draw:fill="none"/>
      <style:paragraph-properties fo:margin-left="0cm" fo:margin-right="0cm" fo:margin-top="0cm" fo:margin-bottom="0cm" fo:line-height="115%" fo:text-align="center" fo:text-indent="0cm" style:writing-mode="lr-tb" style:font-independent-line-spacing="true"/>
      <style:text-properties fo:color="#800000" fo:font-size="15.3999996185303pt"/>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none"/>
      <style:paragraph-properties fo:text-align="start"/>
      <style:text-properties fo:font-size="18pt"/>
    </style:style>
    <style:style style:name="P10"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dd4814" fo:font-size="15.3999996185303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5.3999996185303pt"/>
    </style:style>
    <style:style style:name="P12" style:family="paragraph">
      <style:paragraph-properties fo:margin-top="0cm" fo:margin-bottom="0cm" fo:line-height="100%" fo:text-align="start" style:writing-mode="lr-tb"/>
      <style:text-properties fo:font-size="12.8999996185303pt"/>
    </style:style>
    <style:style style:name="P13" style:family="paragraph">
      <loext:graphic-properties draw:fill="none" draw:fill-color="#ffffff"/>
      <style:paragraph-properties fo:margin-top="0cm" fo:margin-bottom="0cm" fo:line-height="100%" fo:text-align="start" style:writing-mode="lr-tb" style:font-independent-line-spacing="true"/>
      <style:text-properties fo:font-size="12.8999996185303pt"/>
    </style:style>
    <style:style style:name="P14" style:family="paragraph">
      <loext:graphic-properties draw:fill="none"/>
      <style:paragraph-properties fo:margin-left="0cm" fo:margin-right="0cm" fo:margin-top="0cm" fo:margin-bottom="0cm" fo:line-height="115%" fo:text-align="center" fo:text-indent="0cm" style:writing-mode="lr-tb" style:font-independent-line-spacing="true"/>
      <style:text-properties fo:font-size="15.3999996185303pt"/>
    </style:style>
    <style:style style:name="P15" style:family="paragraph">
      <style:paragraph-properties fo:margin-left="0cm" fo:margin-right="0cm" fo:margin-top="0cm" fo:margin-bottom="0cm" fo:line-height="115%" fo:text-align="start" fo:text-indent="0cm" style:writing-mode="lr-tb"/>
      <style:text-properties fo:font-size="15.3999996185303pt"/>
    </style:style>
    <style:style style:name="P16"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5.3999996185303pt"/>
    </style:style>
    <style:style style:name="P1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5.3999996185303pt"/>
    </style:style>
    <style:style style:name="P18" style:family="paragraph">
      <loext:graphic-properties draw:fill="solid" draw:fill-color="#ffff00"/>
      <style:paragraph-properties fo:text-align="start" style:font-independent-line-spacing="true"/>
      <style:text-properties fo:font-size="14pt"/>
    </style:style>
    <style:style style:name="P19" style:family="paragraph">
      <style:paragraph-properties fo:margin-left="0cm" fo:margin-right="0cm" fo:margin-top="0cm" fo:margin-bottom="0cm" fo:line-height="115%" fo:text-align="start" fo:text-indent="1.27cm" style:writing-mode="lr-tb">
        <style:tab-stops>
          <style:tab-stop style:position="0cm"/>
        </style:tab-stops>
      </style:paragraph-properties>
      <style:text-properties fo:font-size="15.3999996185303pt"/>
    </style:style>
    <style:style style:name="P20" style:family="paragraph">
      <style:paragraph-properties fo:margin-left="0cm" fo:margin-right="0cm" fo:margin-top="0cm" fo:margin-bottom="0cm" fo:line-height="100%" fo:text-align="start" fo:text-indent="1.27cm" style:writing-mode="lr-tb">
        <style:tab-stops>
          <style:tab-stop style:position="0cm"/>
        </style:tab-stops>
      </style:paragraph-properties>
      <style:text-properties fo:font-size="15.3999996185303pt"/>
    </style:style>
    <style:style style:name="P21" style:family="paragraph">
      <loext:graphic-properties draw:fill="solid" draw:fill-color="#89b4b8"/>
      <style:paragraph-properties fo:text-align="start" style:font-independent-line-spacing="true"/>
      <style:text-properties fo:font-size="14pt"/>
    </style:style>
    <style:style style:name="P22" style:family="paragraph">
      <style:paragraph-properties fo:margin-left="0cm" fo:margin-right="0cm" fo:margin-top="0cm" fo:margin-bottom="0cm" fo:line-height="100%" fo:text-align="start" fo:text-indent="0cm" style:writing-mode="lr-tb"/>
      <style:text-properties style:font-name="Consolas1" fo:font-size="15.3999996185303pt"/>
    </style:style>
    <style:style style:name="P23" style:family="paragraph">
      <style:paragraph-properties fo:margin-left="0cm" fo:margin-right="0cm" fo:margin-top="0cm" fo:margin-bottom="0cm" fo:line-height="115%" fo:text-align="start" fo:text-indent="0cm" style:writing-mode="lr-tb"/>
      <style:text-properties style:font-name="Consolas1" fo:font-size="15.3999996185303pt"/>
    </style:style>
    <style:style style:name="P24" style:family="paragraph">
      <style:paragraph-properties fo:margin-left="0cm" fo:margin-right="0cm" fo:margin-top="0cm" fo:margin-bottom="0cm" fo:line-height="115%" fo:text-align="start" fo:text-indent="1.27cm" style:writing-mode="lr-tb">
        <style:tab-stops>
          <style:tab-stop style:position="0cm"/>
        </style:tab-stops>
      </style:paragraph-properties>
      <style:text-properties style:font-name="Consolas1" fo:font-size="15.3999996185303pt"/>
    </style:style>
    <style:style style:name="P25" style:family="paragraph">
      <style:paragraph-properties fo:margin-left="0cm" fo:margin-right="0cm" fo:margin-top="0cm" fo:margin-bottom="0cm" fo:line-height="100%" fo:text-align="start" fo:text-indent="1.27cm" style:writing-mode="lr-tb">
        <style:tab-stops>
          <style:tab-stop style:position="0cm"/>
        </style:tab-stops>
      </style:paragraph-properties>
      <style:text-properties style:font-name="Consolas1" fo:font-size="15.3999996185303pt"/>
    </style:style>
    <style:style style:name="P26"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Consolas1" fo:font-size="15.3999996185303pt"/>
    </style:style>
    <style:style style:name="P27" style:family="paragraph">
      <style:paragraph-properties fo:margin-left="0cm" fo:margin-right="0cm" fo:margin-top="0cm" fo:margin-bottom="0cm" fo:line-height="100%" fo:text-align="start" fo:text-indent="0cm" style:writing-mode="lr-tb"/>
      <style:text-properties fo:font-size="12.8999996185303pt"/>
    </style:style>
    <style:style style:name="T1" style:family="text">
      <style:text-properties fo:font-size="32pt" style:font-size-asian="32pt" style:font-size-complex="32pt"/>
    </style:style>
    <style:style style:name="T2" style:family="text">
      <style:text-properties fo:font-size="24pt"/>
    </style:style>
    <style:style style:name="T3" style:family="text">
      <style:text-properties fo:font-weight="bold" style:font-weight-asian="bold" style:font-weight-complex="bold"/>
    </style:style>
    <style:style style:name="T4" style:family="text">
      <style:text-properties style:font-name="Ubuntu Mono"/>
    </style:style>
    <style:style style:name="T5" style:family="text">
      <style:text-properties fo:font-variant="normal" fo:text-transform="none" fo:color="#ffffff" style:text-line-through-style="none" style:text-line-through-type="none" style:text-position="0% 100%" style:font-name="Arial" fo:font-size="40pt" fo:letter-spacing="normal" fo:font-style="normal" style:text-underline-style="none" fo:font-weight="bold" style:font-name-asian="Arial" style:font-size-asian="40pt" style:font-style-asian="normal" style:font-weight-asian="bold" style:font-name-complex="Arial" style:font-size-complex="40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onsolas" fo:font-size="30pt" fo:letter-spacing="normal" fo:font-style="normal" style:text-underline-style="none" fo:font-weight="normal" style:font-name-asian="Consolas" style:font-size-asian="30pt" style:font-style-asian="normal" style:font-weight-asian="normal" style:font-name-complex="Consolas" style:font-size-complex="30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onsolas"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9"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1" style:family="text">
      <style:text-properties fo:font-variant="normal" fo:text-transform="none" fo:color="#4f81bd" style:text-line-through-style="none" style:text-line-through-type="none" style:text-position="0% 100%" style:font-name="Consolas"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12" style:family="text">
      <style:text-properties fo:font-variant="normal" fo:text-transform="none" fo:color="#ffffff" style:text-line-through-style="none" style:text-line-through-type="none" style:text-position="0% 100%" style:font-name="Consolas"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13"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4"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5" style:family="text">
      <style:text-properties fo:font-variant="normal" fo:text-transform="none"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16" style:family="text">
      <style:text-properties fo:font-variant="normal" fo:text-transform="none" style:text-line-through-style="none" style:text-line-through-type="none" style:text-position="0% 100%" style:font-name="Courier New" fo:font-size="11pt" fo:letter-spacing="normal" fo:font-style="italic" style:text-underline-style="none" fo:font-weight="normal" style:font-name-asian="Courier New" style:font-size-asian="11pt" style:font-style-asian="italic" style:font-weight-asian="normal" style:font-name-complex="Courier New" style:font-size-complex="11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Consolas1"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Consolas1"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19" style:family="text">
      <style:text-properties fo:font-variant="normal" fo:text-transform="none" fo:color="#6fa8dc" style:text-line-through-style="none" style:text-line-through-type="none" style:text-position="0% 100%" style:font-name="Consolas1" fo:font-size="18pt" fo:letter-spacing="normal" fo:font-style="normal" style:text-underline-style="none" fo:font-weight="bold" style:font-name-asian="Consolas" style:font-size-asian="18pt" style:font-style-asian="normal" style:font-weight-asian="bold" style:font-name-complex="Consolas" style:font-size-complex="18pt" style:font-style-complex="normal" style:font-weight-complex="bold"/>
    </style:style>
    <style:style style:name="T20" style:family="text">
      <style:text-properties fo:font-variant="normal" fo:text-transform="none" fo:color="#ffffff" style:text-line-through-style="none" style:text-line-through-type="none" style:text-position="0% 100%" style:font-name="Consolas1" fo:font-size="18pt" fo:letter-spacing="normal" fo:font-style="normal" style:text-underline-style="none" fo:font-weight="bold" style:font-name-asian="Consolas" style:font-size-asian="18pt" style:font-style-asian="normal" style:font-weight-asian="bold" style:font-name-complex="Consolas" style:font-size-complex="18pt" style:font-style-complex="normal" style:font-weight-complex="bold"/>
    </style:style>
    <style:style style:name="T21" style:family="text">
      <style:text-properties fo:font-variant="normal" fo:text-transform="none" fo:color="#ffff00" style:text-line-through-style="none" style:text-line-through-type="none" style:text-position="0% 100%" style:font-name="Consolas1" fo:font-size="18pt" fo:letter-spacing="normal" fo:font-style="normal" style:text-underline-style="none" fo:font-weight="bold" style:font-name-asian="Consolas" style:font-size-asian="18pt" style:font-style-asian="normal" style:font-weight-asian="bold" style:font-name-complex="Consolas" style:font-size-complex="18pt" style:font-style-complex="normal" style:font-weight-complex="bold"/>
    </style:style>
    <style:style style:name="T22" style:family="text">
      <style:text-properties fo:font-variant="normal" fo:text-transform="none" fo:color="#6d9eeb" style:text-line-through-style="none" style:text-line-through-type="none" style:text-position="0% 100%" style:font-name="Consolas1" fo:font-size="18pt" fo:letter-spacing="normal" fo:font-style="normal" style:text-underline-style="none" fo:font-weight="bold" style:font-name-asian="Consolas" style:font-size-asian="18pt" style:font-style-asian="normal" style:font-weight-asian="bold" style:font-name-complex="Consolas" style:font-size-complex="18pt" style:font-style-complex="normal" style:font-weight-complex="bold"/>
    </style:style>
    <style:style style:name="T23" style:family="text">
      <style:text-properties fo:font-variant="normal" fo:text-transform="none" fo:color="#ffffff" style:text-line-through-style="none" style:text-line-through-type="none" style:text-position="0% 100%" style:font-name="Consolas1"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24" style:family="text">
      <style:text-properties fo:font-variant="normal" fo:text-transform="none" fo:color="#000000" style:text-line-through-style="none" style:text-line-through-type="none" style:text-position="0% 100%" style:font-name="Consolas1"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4f81b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6fa8d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ff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6d9e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636cm" text:min-label-width="0.634cm"/>
        <style:text-properties fo:font-family="Arial" style:font-family-generic="swiss"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ugo" presentation:presentation-page-layout-name="AL1T0">
        <office:forms form:automatic-focus="false" form:apply-design-mode="false"/>
        <draw:frame presentation:style-name="pr1" draw:layer="layout" svg:width="25.199cm" svg:height="1.8cm" svg:x="1.399cm" svg:y="8.799cm" presentation:class="title" presentation:user-transformed="true">
          <draw:text-box>
            <text:p>Prokom6: <text:span text:style-name="T1">Library, Linked List, Stack, Queue</text:span></text:p>
          </draw:text-box>
        </draw:frame>
        <draw:frame presentation:style-name="pr2" draw:text-style-name="P2" draw:layer="layout" svg:width="25.199cm" svg:height="1.4cm" svg:x="1.399cm" svg:y="10.599cm" presentation:class="subtitle" presentation:user-transformed="true">
          <draw:text-box>
            <text:p text:style-name="P1"><text:span text:style-name="T2">@btatmaja</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jugo1" presentation:presentation-page-layout-name="AL2T1">
        <office:forms form:automatic-focus="false" form:apply-design-mode="false"/>
        <draw:frame presentation:style-name="pr4" draw:layer="layout" svg:width="25.199cm" svg:height="2.143cm" svg:x="1.399cm" svg:y="4.199cm" presentation:class="title" presentation:user-transformed="true">
          <draw:text-box>
            <text:p>Overview</text:p>
          </draw:text-box>
        </draw:frame>
        <draw:frame presentation:style-name="pr5" draw:layer="layout" svg:width="25.199cm" svg:height="10.493cm" svg:x="1.399cm" svg:y="6.599cm" presentation:class="outline" presentation:user-transformed="true">
          <draw:text-box>
            <text:list text:style-name="L2">
              <text:list-item>
                <text:p>CS50 Library</text:p>
              </text:list-item>
              <text:list-item>
                <text:p>Memory &amp; Valgrind</text:p>
              </text:list-item>
              <text:list-item>
                <text:p>Linked List</text:p>
              </text:list-item>
              <text:list-item>
                <text:p>Stack &amp; Queues</text:p>
              </text:list-item>
              <text:list-item>
                <text:p>Sorting</text:p>
              </text:list-item>
            </text:list>
          </draw:text-box>
        </draw:frame>
        <presentation:notes draw:style-name="dp2">
          <office:forms form:automatic-focus="false" form:apply-design-mode="false"/>
          <draw:page-thumbnail draw:style-name="gr1" draw:layer="layout" svg:width="0.001cm" svg:height="0.001cm" svg:x="0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Jugo1" presentation:presentation-page-layout-name="AL2T1">
        <office:forms form:automatic-focus="false" form:apply-design-mode="false"/>
        <draw:frame presentation:style-name="pr7" draw:layer="layout" svg:width="23.5cm" svg:height="2.143cm" svg:x="2.199cm" svg:y="2.599cm" presentation:class="title">
          <draw:text-box>
            <text:p>Linked List</text:p>
          </draw:text-box>
        </draw:frame>
        <draw:frame presentation:style-name="pr8" draw:layer="layout" svg:width="23.5cm" svg:height="12.093cm" svg:x="2.199cm" svg:y="4.999cm" presentation:class="outline">
          <draw:text-box>
            <text:list text:style-name="L3">
              <text:list-item>
                <text:p>The <text:s/><text:span text:style-name="T3">-&gt;</text:span> operator is a shorthand for "follow the pointer to the struct and access this field within the struct."</text:p>
                <text:p/>
                <text:p><text:span text:style-name="T4">if (ptr-&gt;n == n)</text:span></text:p>
                <text:p><text:span text:style-name="T4">{</text:span></text:p>
                <text:p><text:span text:style-name="T4"><text:s text:c="4"/></text:span><text:span text:style-name="T4">return true;</text:span></text:p>
                <text:p><text:span text:style-name="T4">}</text:span></text:p>
              </text:list-item>
            </text:list>
          </draw:text-box>
        </draw:frame>
        <presentation:notes draw:style-name="dp2">
          <office:forms form:automatic-focus="false" form:apply-design-mode="false"/>
          <draw:page-thumbnail draw:style-name="gr1" draw:layer="layout" svg:width="0.001cm" svg:height="0.001cm" svg:x="0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Jugo1" presentation:presentation-page-layout-name="AL2T1">
        <office:forms form:automatic-focus="false" form:apply-design-mode="false"/>
        <draw:frame presentation:style-name="pr7" draw:layer="layout" svg:width="23.5cm" svg:height="2.143cm" svg:x="2.199cm" svg:y="2.599cm" presentation:class="title">
          <draw:text-box>
            <text:p>Linked List</text:p>
          </draw:text-box>
        </draw:frame>
        <draw:frame presentation:style-name="pr8" draw:layer="layout" svg:width="23.5cm" svg:height="12.093cm" svg:x="2.199cm" svg:y="4.999cm" presentation:class="outline">
          <draw:text-box>
            <text:list text:style-name="L3">
              <text:list-header>
                <text:p>node* new = malloc(sizeof(node));</text:p>
                <text:p>if (new != NULL)</text:p>
                <text:p>{</text:p>
                <text:p><text:s text:c="4"/>new-&gt;n = value;</text:p>
                <text:p><text:s text:c="4"/>new-&gt;next = NULL;</text:p>
                <text:p>}</text:p>
              </text:list-header>
            </text:list>
          </draw:text-box>
        </draw:frame>
        <presentation:notes draw:style-name="dp2">
          <office:forms form:automatic-focus="false" form:apply-design-mode="false"/>
          <draw:page-thumbnail draw:style-name="gr1" draw:layer="layout" svg:width="0.001cm" svg:height="0.001cm" svg:x="0cm" svg:y="2.257cm" draw:page-number="4" presentation:class="page"/>
          <draw:frame presentation:style-name="pr9" draw:text-style-name="P3" draw:layer="layout" svg:width="16.799cm" svg:height="13.364cm" svg:x="2.1cm" svg:y="14.107cm" presentation:class="notes" presentation:placeholder="true">
            <draw:text-box/>
          </draw:frame>
        </presentation:notes>
      </draw:page>
      <draw:page draw:name="page5" draw:style-name="dp3" draw:master-page-name="Title_20_slide" presentation:presentation-page-layout-name="AL1T0">
        <office:forms form:automatic-focus="false" form:apply-design-mode="false"/>
        <draw:custom-shape draw:name="Shape 27" draw:style-name="gr2" draw:text-style-name="P7" draw:layer="layout" svg:width="24.304cm" svg:height="3.904cm" svg:x="1.846cm" svg:y="0.789cm">
          <text:p text:style-name="P5"><text:span text:style-name="T5">Linked Lists</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 draw:style-name="gr3" draw:text-style-name="P8" draw:layer="layout" svg:width="3.396cm" svg:height="5.717cm" svg:x="10.433cm" svg:y="8.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 draw:style-name="gr4" draw:text-style-name="P9" draw:layer="layout" svg:width="3.396cm" svg:height="0.001cm" svg:x="10.43cm" svg:y="11.066cm">
          <text:p/>
          <draw:enhanced-geometry draw:mirror-horizontal="false" draw:mirror-vertical="false" svg:viewBox="0 0 21600 21600" draw:type="mso-spt32" draw:enhanced-path="M 0 0 L 21600 21600 N"/>
        </draw:custom-shape>
        <draw:custom-shape draw:name="Shape 30" draw:style-name="gr5" draw:text-style-name="P10" draw:layer="layout" svg:width="1.604cm" svg:height="1.603cm" svg:x="11.559cm" svg:y="8.763cm">
          <text:p text:style-name="P6"><text:span text:style-name="T7">2</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 draw:style-name="gr3" draw:text-style-name="P8" draw:layer="layout" svg:width="3.396cm" svg:height="5.717cm" svg:x="16.267cm" svg:y="8.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 draw:style-name="gr4" draw:text-style-name="P9" draw:layer="layout" svg:width="3.396cm" svg:height="0.001cm" svg:x="16.264cm" svg:y="11.066cm">
          <text:p/>
          <draw:enhanced-geometry draw:mirror-horizontal="false" draw:mirror-vertical="false" svg:viewBox="0 0 21600 21600" draw:type="mso-spt32" draw:enhanced-path="M 0 0 L 21600 21600 N"/>
        </draw:custom-shape>
        <draw:custom-shape draw:name="Shape 33" draw:style-name="gr6" draw:text-style-name="P11" draw:layer="layout" svg:width="1.604cm" svg:height="1.603cm" svg:x="17.393cm" svg:y="8.763cm">
          <text:p text:style-name="P6"><text:span text:style-name="T7">3</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 draw:style-name="gr3" draw:text-style-name="P8" draw:layer="layout" svg:width="3.396cm" svg:height="5.717cm" svg:x="22.1cm" svg:y="8.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gr4" draw:text-style-name="P9" draw:layer="layout" svg:width="3.396cm" svg:height="0.001cm" svg:x="22.097cm" svg:y="11.066cm">
          <text:p/>
          <draw:enhanced-geometry draw:mirror-horizontal="false" draw:mirror-vertical="false" svg:viewBox="0 0 21600 21600" draw:type="mso-spt32" draw:enhanced-path="M 0 0 L 21600 21600 N"/>
        </draw:custom-shape>
        <draw:custom-shape draw:name="Shape 36" draw:style-name="gr7" draw:text-style-name="P9" draw:layer="layout" svg:width="3.396cm" svg:height="2.637cm" svg:x="22.096cm" svg:y="11.33cm">
          <text:p/>
          <draw:enhanced-geometry draw:mirror-horizontal="true" draw:mirror-vertical="false" svg:viewBox="0 0 21600 21600" draw:type="mso-spt32" draw:enhanced-path="M 0 0 L 21600 21600 N"/>
        </draw:custom-shape>
        <draw:custom-shape draw:name="Shape 37" draw:style-name="gr8" draw:text-style-name="P11" draw:layer="layout" svg:width="1.604cm" svg:height="1.603cm" svg:x="23.228cm" svg:y="8.763cm">
          <text:p text:style-name="P6"><text:span text:style-name="T7">9</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gr9" draw:text-style-name="P9" draw:layer="layout" svg:width="2.992cm" svg:height="2.651cm" draw:transform="rotate (-3.14159265358979) translate (15.453cm 12.421cm)">
          <text:p/>
          <draw:enhanced-geometry draw:mirror-horizontal="true" draw:mirror-vertical="false" svg:viewBox="0 0 21600 21600" draw:type="mso-spt32" draw:enhanced-path="M 0 0 L 21600 21600 N"/>
        </draw:custom-shape>
        <draw:custom-shape draw:name="Shape 39" draw:style-name="gr9" draw:text-style-name="P9" draw:layer="layout" svg:width="2.992cm" svg:height="2.651cm" draw:transform="rotate (-3.14159265358979) translate (21.521cm 12.655cm)">
          <text:p/>
          <draw:enhanced-geometry draw:mirror-horizontal="true" draw:mirror-vertical="false" svg:viewBox="0 0 21600 21600" draw:type="mso-spt32" draw:enhanced-path="M 0 0 L 21600 21600 N"/>
        </draw:custom-shape>
        <draw:custom-shape draw:name="Shape 40" draw:style-name="gr10" draw:text-style-name="P8" draw:layer="layout" svg:width="5.259cm" svg:height="3.109cm" svg:x="1.57cm" svg:y="9.6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 draw:style-name="gr11" draw:text-style-name="P9" draw:layer="layout" svg:width="4.019cm" svg:height="0.042cm" draw:transform="rotate (-3.14159265358979) translate (9.671cm 11.224cm)">
          <text:p/>
          <draw:enhanced-geometry draw:mirror-horizontal="true" draw:mirror-vertical="false" svg:viewBox="0 0 21600 21600" draw:type="mso-spt32" draw:enhanced-path="M 0 0 L 21600 21600 N"/>
        </draw:custom-shape>
        <draw:custom-shape draw:name="Shape 42" draw:style-name="gr12" draw:text-style-name="P11" draw:layer="layout" svg:width="3.668cm" svg:height="1.603cm" svg:x="2.208cm" svg:y="10.436cm">
          <text:p text:style-name="P6"><text:span text:style-name="T7">head</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office:forms form:automatic-focus="false" form:apply-design-mode="false"/>
          <draw:page-thumbnail draw:name="Shape 24" draw:style-name="gr1" draw:layer="layout" svg:width="14cm" svg:height="11.136cm" svg:x="3.501cm" svg:y="2.227cm" draw:page-number="5" presentation:class="page"/>
          <draw:frame draw:name="Shape 25" presentation:style-name="pr10" draw:text-style-name="P13" draw:layer="layout" svg:width="16.799cm" svg:height="13.364cm" svg:x="2.1cm" svg:y="14.107cm" presentation:class="notes" presentation:user-transformed="true">
            <draw:text-box>
              <text:p text:style-name="P12"><text:span text:style-name="T9">One downside of arrays is that they have a fixed size.</text:span></text:p>
              <text:p text:style-name="P12"><text:span text:style-name="T9"/></text:p>
              <text:p text:style-name="P12"><text:span text:style-name="T9">To solve this problem of fixed size, we’ll relax the constraint that the memory we use be contiguous. <text:s/>We can take a little bit of memory from here and a little bit of memory from there just so long as we can connect them together. <text:s/>This new data structure is called a linked list.</text:span></text:p>
              <text:p text:style-name="P12"><text:span text:style-name="T9"/></text:p>
              <text:p text:style-name="P12"><text:span text:style-name="T9">Each element of a linked list contains not only the data we want to store, but also a pointer to the next element. <text:s/>The final element in the list has the NULL pointer, represented by a cross through the bottom half of the last node in this slide.</text:span></text:p>
              <text:p text:style-name="P12"><text:span text:style-name="T9"/></text:p>
              <text:p text:style-name="P12"><text:span text:style-name="T9">To store a linked list, we just need to remember where the first element is. <text:s/>We can find the rest by following the pointers.</text:span></text:p>
            </draw:text-box>
          </draw:frame>
        </presentation:notes>
      </draw:page>
      <draw:page draw:name="page6" draw:style-name="dp3" draw:master-page-name="Title_20_slide" presentation:presentation-page-layout-name="AL1T0">
        <office:forms form:automatic-focus="false" form:apply-design-mode="false"/>
        <draw:custom-shape draw:name="Shape 47" draw:style-name="gr13" draw:text-style-name="P14" draw:layer="layout" svg:width="24.304cm" svg:height="3.904cm" svg:x="1.846cm" svg:y="0.789cm">
          <text:p text:style-name="P5"><text:span text:style-name="T5">Nodes</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 draw:style-name="gr3" draw:text-style-name="P8" draw:layer="layout" svg:width="3.396cm" svg:height="5.717cm" svg:x="5.067cm" svg:y="7.7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gr4" draw:text-style-name="P9" draw:layer="layout" svg:width="3.396cm" svg:height="0.001cm" svg:x="5.064cm" svg:y="10.599cm">
          <text:p/>
          <draw:enhanced-geometry draw:mirror-horizontal="false" draw:mirror-vertical="false" svg:viewBox="0 0 21600 21600" draw:type="mso-spt32" draw:enhanced-path="M 0 0 L 21600 21600 N"/>
        </draw:custom-shape>
        <draw:custom-shape draw:name="Shape 50" draw:style-name="gr14" draw:text-style-name="P11" draw:layer="layout" svg:width="1.604cm" svg:height="1.603cm" svg:x="6.193cm" svg:y="8.297cm">
          <text:p text:style-name="P6"><text:span text:style-name="T7">n</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gr9" draw:text-style-name="P9" draw:layer="layout" svg:width="2.992cm" svg:height="2.651cm" draw:transform="rotate (-3.14159265358979) translate (10.087cm 11.955cm)">
          <text:p/>
          <draw:enhanced-geometry draw:mirror-horizontal="true" draw:mirror-vertical="false" svg:viewBox="0 0 21600 21600" draw:type="mso-spt32" draw:enhanced-path="M 0 0 L 21600 21600 N"/>
        </draw:custom-shape>
        <draw:custom-shape draw:name="Shape 52" draw:style-name="gr15" draw:text-style-name="P11" draw:layer="layout" svg:width="11.8cm" svg:height="10.006cm" svg:x="13.739cm" svg:y="6.605cm">
          <text:p text:style-name="P6"><text:span text:style-name="T10"/></text:p>
          <text:p text:style-name="P6"><text:span text:style-name="T10"/></text:p>
          <text:p text:style-name="P15"><text:span text:style-name="T11">typedef struct</text:span><text:span text:style-name="T12"> node</text:span></text:p>
          <text:p text:style-name="P15"><text:span text:style-name="T12">{</text:span></text:p>
          <text:p text:style-name="P15"><text:span text:style-name="T11"><text:tab/></text:span><text:span text:style-name="T11">int</text:span><text:span text:style-name="T12"> n;</text:span></text:p>
          <text:p text:style-name="P16"><text:span text:style-name="T12"><text:tab/></text:span><text:span text:style-name="T11">struct</text:span><text:span text:style-name="T12"> node* next;</text:span></text:p>
          <text:p text:style-name="P16"><text:span text:style-name="T12">}</text:span></text:p>
          <text:p text:style-name="P16"><text:span text:style-name="T12">node;</text:span></text:p>
          <text:p text:style-name="P16"><text:span text:style-name="T13"><text:s/></text:span></text:p>
          <text:p text:style-name="P16"><text:span text:style-name="T13"/></text:p>
          <text:p text:style-name="P17"><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16" draw:text-style-name="P11" draw:layer="layout" svg:width="3.384cm" svg:height="1.603cm" svg:x="5.305cm" svg:y="11.32cm">
          <text:p text:style-name="P6"><text:span text:style-name="T7">next</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office:forms form:automatic-focus="false" form:apply-design-mode="false"/>
          <draw:page-thumbnail draw:name="Shape 44" draw:style-name="gr1" draw:layer="layout" svg:width="14cm" svg:height="11.136cm" svg:x="3.501cm" svg:y="2.227cm" draw:page-number="6" presentation:class="page"/>
          <draw:frame draw:name="Shape 45" presentation:style-name="pr11" draw:text-style-name="P13" draw:layer="layout" svg:width="16.799cm" svg:height="13.364cm" svg:x="2.1cm" svg:y="14.107cm" presentation:class="notes" presentation:user-transformed="true">
            <draw:text-box>
              <text:p text:style-name="P12"><text:span text:style-name="T9">We’ll call each element of the linked list a </text:span><text:span text:style-name="T14">node</text:span><text:span text:style-name="T9">, which will contain the data we wish to store as well as a pointer to the next element in the list.</text:span></text:p>
              <text:p text:style-name="P12"><text:span text:style-name="T9"/></text:p>
              <text:p text:style-name="P12"><text:span text:style-name="T9">Here, we use struct syntax to create our own data type to encapsulate a node. </text:span><text:span text:style-name="T15">int n is the data we wish to store in the node and struct node* next defines a pointer to the next node in the linked list. </text:span></text:p>
              <text:p text:style-name="P12"><text:span text:style-name="T15"/></text:p>
              <text:p text:style-name="P12"><text:span text:style-name="T15">Remember that a node won’t be typedef-ed until after all of these lines are executed. Thus, we have to write struct node instead of just node, both before the curly braces and inside the curly braces. On the very last line, we provide node to typedef as the name we want to use for this new data type for the rest of our program. </text:span></text:p>
            </draw:text-box>
          </draw:frame>
        </presentation:notes>
      </draw:page>
      <draw:page draw:name="page7" draw:style-name="dp3" draw:master-page-name="Title_20_slide" presentation:presentation-page-layout-name="AL1T0">
        <office:forms form:automatic-focus="false" form:apply-design-mode="false"/>
        <draw:custom-shape draw:name="Shape 58" draw:style-name="gr17" draw:text-style-name="P14" draw:layer="layout" svg:width="24.304cm" svg:height="3.904cm" svg:x="1.846cm" svg:y="0.789cm">
          <text:p text:style-name="P5"><text:span text:style-name="T5">Search</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18" draw:text-style-name="P18" draw:layer="layout" svg:width="0.988cm" svg:height="0.732cm" draw:transform="rotate (-0.252723675688779) translate (17.204cm 7.871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60" draw:style-name="gr19" draw:text-style-name="P9" draw:layer="layout" svg:width="4.168cm" svg:height="1.734cm" svg:x="13.514cm" svg:y="7.086cm">
          <text:p/>
          <draw:enhanced-geometry draw:mirror-horizontal="false" draw:mirror-vertical="false" drawooo:sub-view-size="71902 33671" svg:viewBox="0 0 1361464 566682" draw:type="ooxml-non-primitive" draw:enhanced-path="M 0 33671 C 5601 28070 21622 586 33606 65 45589 -456 65519 25465 71902 30545 N"/>
        </draw:custom-shape>
        <draw:custom-shape draw:name="Shape 61" draw:style-name="gr3" draw:text-style-name="P8" draw:layer="layout" svg:width="3.396cm" svg:height="5.717cm" svg:x="10.667cm" svg:y="9.8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4" draw:text-style-name="P9" draw:layer="layout" svg:width="3.396cm" svg:height="0.001cm" svg:x="10.664cm" svg:y="12.699cm">
          <text:p/>
          <draw:enhanced-geometry draw:mirror-horizontal="false" draw:mirror-vertical="false" svg:viewBox="0 0 21600 21600" draw:type="mso-spt32" draw:enhanced-path="M 0 0 L 21600 21600 N"/>
        </draw:custom-shape>
        <draw:custom-shape draw:name="Shape 63" draw:style-name="gr20" draw:text-style-name="P11" draw:layer="layout" svg:width="1.604cm" svg:height="1.603cm" svg:x="11.793cm" svg:y="10.397cm">
          <text:p text:style-name="P6"><text:span text:style-name="T7">2</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 draw:style-name="gr3" draw:text-style-name="P8" draw:layer="layout" svg:width="3.396cm" svg:height="5.717cm" svg:x="16.5cm" svg:y="9.8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 draw:style-name="gr4" draw:text-style-name="P9" draw:layer="layout" svg:width="3.396cm" svg:height="0.001cm" svg:x="16.497cm" svg:y="12.699cm">
          <text:p/>
          <draw:enhanced-geometry draw:mirror-horizontal="false" draw:mirror-vertical="false" svg:viewBox="0 0 21600 21600" draw:type="mso-spt32" draw:enhanced-path="M 0 0 L 21600 21600 N"/>
        </draw:custom-shape>
        <draw:custom-shape draw:name="Shape 66" draw:style-name="gr21" draw:text-style-name="P11" draw:layer="layout" svg:width="1.604cm" svg:height="1.603cm" svg:x="17.626cm" svg:y="10.397cm">
          <text:p text:style-name="P6"><text:span text:style-name="T7">3</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 draw:style-name="gr3" draw:text-style-name="P8" draw:layer="layout" svg:width="3.396cm" svg:height="5.717cm" svg:x="22.333cm" svg:y="9.8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4" draw:text-style-name="P9" draw:layer="layout" svg:width="3.396cm" svg:height="0.001cm" svg:x="22.33cm" svg:y="12.699cm">
          <text:p/>
          <draw:enhanced-geometry draw:mirror-horizontal="false" draw:mirror-vertical="false" svg:viewBox="0 0 21600 21600" draw:type="mso-spt32" draw:enhanced-path="M 0 0 L 21600 21600 N"/>
        </draw:custom-shape>
        <draw:custom-shape draw:name="Shape 69" draw:style-name="gr22" draw:text-style-name="P9" draw:layer="layout" svg:width="3.396cm" svg:height="2.638cm" svg:x="22.329cm" svg:y="12.964cm">
          <text:p/>
          <draw:enhanced-geometry draw:mirror-horizontal="true" draw:mirror-vertical="false" svg:viewBox="0 0 21600 21600" draw:type="mso-spt32" draw:enhanced-path="M 0 0 L 21600 21600 N"/>
        </draw:custom-shape>
        <draw:custom-shape draw:name="Shape 70" draw:style-name="gr23" draw:text-style-name="P11" draw:layer="layout" svg:width="1.604cm" svg:height="1.603cm" svg:x="23.462cm" svg:y="10.397cm">
          <text:p text:style-name="P6"><text:span text:style-name="T7">9</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 draw:style-name="gr24" draw:text-style-name="P9" draw:layer="layout" svg:width="2.993cm" svg:height="2.651cm" draw:transform="rotate (-3.14159265358979) translate (15.687cm 14.055cm)">
          <text:p/>
          <draw:enhanced-geometry draw:mirror-horizontal="true" draw:mirror-vertical="false" svg:viewBox="0 0 21600 21600" draw:type="mso-spt32" draw:enhanced-path="M 0 0 L 21600 21600 N"/>
        </draw:custom-shape>
        <draw:custom-shape draw:name="Shape 72" draw:style-name="gr9" draw:text-style-name="P9" draw:layer="layout" svg:width="2.992cm" svg:height="2.651cm" draw:transform="rotate (-3.14159265358979) translate (21.753cm 14.289cm)">
          <text:p/>
          <draw:enhanced-geometry draw:mirror-horizontal="true" draw:mirror-vertical="false" svg:viewBox="0 0 21600 21600" draw:type="mso-spt32" draw:enhanced-path="M 0 0 L 21600 21600 N"/>
        </draw:custom-shape>
        <draw:custom-shape draw:name="Shape 73" draw:style-name="gr10" draw:text-style-name="P8" draw:layer="layout" svg:width="5.259cm" svg:height="3.109cm" svg:x="1.804cm" svg:y="11.3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25" draw:text-style-name="P9" draw:layer="layout" svg:width="4.02cm" svg:height="0.042cm" draw:transform="rotate (-3.14159265358979) translate (9.906cm 12.858cm)">
          <text:p/>
          <draw:enhanced-geometry draw:mirror-horizontal="true" draw:mirror-vertical="false" svg:viewBox="0 0 21600 21600" draw:type="mso-spt32" draw:enhanced-path="M 0 0 L 21600 21600 N"/>
        </draw:custom-shape>
        <draw:custom-shape draw:name="Shape 75" draw:style-name="gr26" draw:text-style-name="P11" draw:layer="layout" svg:width="3.668cm" svg:height="1.603cm" svg:x="2.441cm" svg:y="12.068cm">
          <text:p text:style-name="P6"><text:span text:style-name="T7">head</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 draw:style-name="gr18" draw:text-style-name="P18" draw:layer="layout" svg:width="0.988cm" svg:height="0.732cm" draw:transform="rotate (-0.252723675688779) translate (22.338cm 7.63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77" draw:style-name="gr19" draw:text-style-name="P9" draw:layer="layout" svg:width="4.168cm" svg:height="1.734cm" svg:x="18.648cm" svg:y="6.852cm">
          <text:p/>
          <draw:enhanced-geometry draw:mirror-horizontal="false" draw:mirror-vertical="false" drawooo:sub-view-size="71902 33671" svg:viewBox="0 0 1361464 566682" draw:type="ooxml-non-primitive" draw:enhanced-path="M 0 33671 C 5601 28070 21622 586 33606 65 45589 -456 65519 25465 71902 30545 N"/>
        </draw:custom-shape>
        <presentation:notes draw:style-name="dp4">
          <office:forms form:automatic-focus="false" form:apply-design-mode="false"/>
          <draw:page-thumbnail draw:name="Shape 55" draw:style-name="gr1" draw:layer="layout" svg:width="14cm" svg:height="11.136cm" svg:x="3.501cm" svg:y="2.227cm" draw:page-number="7" presentation:class="page"/>
          <draw:frame draw:name="Shape 56" presentation:style-name="pr12" draw:text-style-name="P13" draw:layer="layout" svg:width="16.799cm" svg:height="13.364cm" svg:x="2.1cm" svg:y="14.107cm" presentation:class="notes" presentation:user-transformed="true">
            <draw:text-box>
              <text:p text:style-name="P12"><text:span text:style-name="T9">To search the list for </text:span><text:span text:style-name="T15">9, we'll need an additional pointer (depicted in yellow in the slide). <text:s/></text:span></text:p>
              <text:p text:style-name="P12"><text:span text:style-name="T15"/></text:p>
              <text:p text:style-name="P12"><text:span text:style-name="T15">This pointer will point at each node successively and allow us to check if n == 9.</text:span></text:p>
              <text:p text:style-name="P12"><text:span text:style-name="T15"/></text:p>
              <text:p text:style-name="P12"><text:span text:style-name="T15">Note that this is linear search, and therefore the worst case runtime of this algorithm is </text:span><text:span text:style-name="T16">O</text:span><text:span text:style-name="T15">(</text:span><text:span text:style-name="T16">n</text:span><text:span text:style-name="T15">). </text:span></text:p>
            </draw:text-box>
          </draw:frame>
        </presentation:notes>
      </draw:page>
      <draw:page draw:name="page8" draw:style-name="dp3" draw:master-page-name="Title_20_slide" presentation:presentation-page-layout-name="AL1T0">
        <office:forms form:automatic-focus="false" form:apply-design-mode="false"/>
        <draw:custom-shape draw:name="Shape 82" draw:style-name="gr27" draw:text-style-name="P11" draw:layer="layout" svg:width="20.5cm" svg:height="14.854cm" svg:x="5.3cm" svg:y="2.546cm">
          <text:p text:style-name="P6"><text:span text:style-name="T10"/></text:p>
          <text:p text:style-name="P15"><text:span text:style-name="T12"/></text:p>
          <text:p text:style-name="P15"><text:span text:style-name="T11">bool</text:span><text:span text:style-name="T12"> search(node* list, </text:span><text:span text:style-name="T11">int</text:span><text:span text:style-name="T12"> n)</text:span></text:p>
          <text:p text:style-name="P15"><text:span text:style-name="T12">{</text:span></text:p>
          <text:p text:style-name="P19"><text:span text:style-name="T12">node* ptr = list;</text:span></text:p>
          <text:p text:style-name="P19"><text:span text:style-name="T12"/></text:p>
          <text:p text:style-name="P19"><text:span text:style-name="T11">while </text:span><text:span text:style-name="T12">(ptr != NULL)</text:span></text:p>
          <text:p text:style-name="P19"><text:span text:style-name="T12">{</text:span></text:p>
          <text:p text:style-name="P19"><text:span text:style-name="T12"><text:tab/></text:span><text:span text:style-name="T12"><text:tab/></text:span><text:span text:style-name="T11">if</text:span><text:span text:style-name="T12"> (ptr-&gt;n == n)</text:span></text:p>
          <text:p text:style-name="P19"><text:span text:style-name="T12"><text:s text:c="5"/></text:span><text:span text:style-name="T12">{</text:span></text:p>
          <text:p text:style-name="P19"><text:span text:style-name="T12"><text:tab/></text:span><text:span text:style-name="T12"><text:tab/></text:span><text:span text:style-name="T12"><text:tab/></text:span><text:span text:style-name="T11">return</text:span><text:span text:style-name="T12"> true;</text:span></text:p>
          <text:p text:style-name="P19"><text:span text:style-name="T12"><text:s text:c="5"/></text:span><text:span text:style-name="T12">}</text:span></text:p>
          <text:p text:style-name="P19"><text:span text:style-name="T12"><text:tab/></text:span><text:span text:style-name="T12"><text:tab/></text:span><text:span text:style-name="T12">ptr = ptr-&gt;next;</text:span></text:p>
          <text:p text:style-name="P19"><text:span text:style-name="T12">}</text:span></text:p>
          <text:p text:style-name="P19"><text:span text:style-name="T11">return</text:span><text:span text:style-name="T12"> false;</text:span></text:p>
          <text:p text:style-name="P19"><text:span text:style-name="T12">}</text:span></text:p>
          <text:p text:style-name="P19"><text:span text:style-name="T13"><text:s/></text:span></text:p>
          <text:p text:style-name="P19"><text:span text:style-name="T13"/></text:p>
          <text:p text:style-name="P20"><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office:forms form:automatic-focus="false" form:apply-design-mode="false"/>
          <draw:page-thumbnail draw:name="Shape 79" draw:style-name="gr1" draw:layer="layout" svg:width="14cm" svg:height="11.136cm" svg:x="3.501cm" svg:y="2.227cm" draw:page-number="8" presentation:class="page"/>
          <draw:frame draw:name="Shape 80" presentation:style-name="pr13" draw:text-style-name="P13" draw:layer="layout" svg:width="16.799cm" svg:height="13.364cm" svg:x="2.1cm" svg:y="14.107cm" presentation:class="notes" presentation:user-transformed="true">
            <draw:text-box>
              <text:p text:style-name="P12"><text:span text:style-name="T9">To begin with, </text:span><text:span text:style-name="T15">ptr points to the first node of the list.</text:span></text:p>
              <text:p text:style-name="P12"><text:span text:style-name="T15"/></text:p>
              <text:p text:style-name="P12"><text:span text:style-name="T15">As long as ptr != NULL, we will dereference it and check to see if ptr-&gt;n is the value we are searching for. <text:s/>If so, the function returns true. </text:span></text:p>
              <text:p text:style-name="P12"><text:span text:style-name="T15"/></text:p>
              <text:p text:style-name="P12"><text:span text:style-name="T15">If we haven't yet found the value we're searching for, ptr must progress to the next node in the list. <text:s/>To point ptr to the next node in the list, we can’t simply write ptr++. The memory in a linked list is not contiguous, so the next node in the list is not necessarily right next to where ptr is pointing. <text:s/>Instead, ptr needs to point wherever ptr-&gt;next is pointing.</text:span></text:p>
              <text:p text:style-name="P12"><text:span text:style-name="T15"/></text:p>
              <text:p text:style-name="P12"><text:span text:style-name="T15">If ptr has reached the end of the list without finding the value we are searching for, the function returns false. </text:span></text:p>
            </draw:text-box>
          </draw:frame>
        </presentation:notes>
      </draw:page>
      <draw:page draw:name="page9" draw:style-name="dp3" draw:master-page-name="Title_20_slide" presentation:presentation-page-layout-name="AL1T0">
        <office:forms form:automatic-focus="false" form:apply-design-mode="false"/>
        <draw:custom-shape draw:name="Shape 87" draw:style-name="gr28" draw:text-style-name="P14" draw:layer="layout" svg:width="24.304cm" svg:height="3.904cm" svg:x="1.846cm" svg:y="0.789cm">
          <text:p text:style-name="P5"><text:span text:style-name="T5">Insertion</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29" draw:text-style-name="P8" draw:layer="layout" svg:width="2.865cm" svg:height="4.492cm" svg:x="11.148cm" svg:y="7.7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gr30" draw:text-style-name="P9" draw:layer="layout" svg:width="2.865cm" svg:height="0.001cm" svg:x="11.146cm" svg:y="9.996cm">
          <text:p/>
          <draw:enhanced-geometry draw:mirror-horizontal="false" draw:mirror-vertical="false" svg:viewBox="0 0 21600 21600" draw:type="mso-spt32" draw:enhanced-path="M 0 0 L 21600 21600 N"/>
        </draw:custom-shape>
        <draw:custom-shape draw:name="Shape 90" draw:style-name="gr31" draw:text-style-name="P11" draw:layer="layout" svg:width="1.353cm" svg:height="1.259cm" svg:x="12.098cm" svg:y="8.187cm">
          <text:p text:style-name="P6"><text:span text:style-name="T7">2</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 draw:style-name="gr29" draw:text-style-name="P8" draw:layer="layout" svg:width="2.865cm" svg:height="4.492cm" svg:x="16.069cm" svg:y="7.7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 draw:style-name="gr30" draw:text-style-name="P9" draw:layer="layout" svg:width="2.865cm" svg:height="0.001cm" svg:x="16.067cm" svg:y="9.996cm">
          <text:p/>
          <draw:enhanced-geometry draw:mirror-horizontal="false" draw:mirror-vertical="false" svg:viewBox="0 0 21600 21600" draw:type="mso-spt32" draw:enhanced-path="M 0 0 L 21600 21600 N"/>
        </draw:custom-shape>
        <draw:custom-shape draw:name="Shape 93" draw:style-name="gr32" draw:text-style-name="P11" draw:layer="layout" svg:width="1.353cm" svg:height="1.259cm" svg:x="17.02cm" svg:y="8.187cm">
          <text:p text:style-name="P6"><text:span text:style-name="T7">3</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 draw:style-name="gr29" draw:text-style-name="P8" draw:layer="layout" svg:width="2.865cm" svg:height="4.492cm" svg:x="20.991cm" svg:y="7.7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 draw:style-name="gr30" draw:text-style-name="P9" draw:layer="layout" svg:width="2.865cm" svg:height="0.001cm" svg:x="20.989cm" svg:y="9.996cm">
          <text:p/>
          <draw:enhanced-geometry draw:mirror-horizontal="false" draw:mirror-vertical="false" svg:viewBox="0 0 21600 21600" draw:type="mso-spt32" draw:enhanced-path="M 0 0 L 21600 21600 N"/>
        </draw:custom-shape>
        <draw:custom-shape draw:name="Shape 96" draw:style-name="gr33" draw:text-style-name="P9" draw:layer="layout" svg:width="2.865cm" svg:height="2.073cm" svg:x="20.987cm" svg:y="10.203cm">
          <text:p/>
          <draw:enhanced-geometry draw:mirror-horizontal="true" draw:mirror-vertical="false" svg:viewBox="0 0 21600 21600" draw:type="mso-spt32" draw:enhanced-path="M 0 0 L 21600 21600 N"/>
        </draw:custom-shape>
        <draw:custom-shape draw:name="Shape 97" draw:style-name="gr34" draw:text-style-name="P11" draw:layer="layout" svg:width="1.353cm" svg:height="1.259cm" svg:x="21.943cm" svg:y="8.187cm">
          <text:p text:style-name="P6"><text:span text:style-name="T7">9</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 draw:style-name="gr35" draw:text-style-name="P9" draw:layer="layout" svg:width="2.525cm" svg:height="2.082cm" draw:transform="rotate (-3.14159265358979) translate (15.384cm 11.061cm)">
          <text:p/>
          <draw:enhanced-geometry draw:mirror-horizontal="true" draw:mirror-vertical="false" svg:viewBox="0 0 21600 21600" draw:type="mso-spt32" draw:enhanced-path="M 0 0 L 21600 21600 N"/>
        </draw:custom-shape>
        <draw:custom-shape draw:name="Shape 99" draw:style-name="gr35" draw:text-style-name="P9" draw:layer="layout" svg:width="2.525cm" svg:height="2.082cm" draw:transform="rotate (-3.14159265358979) translate (20.503cm 11.244cm)">
          <text:p/>
          <draw:enhanced-geometry draw:mirror-horizontal="true" draw:mirror-vertical="false" svg:viewBox="0 0 21600 21600" draw:type="mso-spt32" draw:enhanced-path="M 0 0 L 21600 21600 N"/>
        </draw:custom-shape>
        <draw:custom-shape draw:name="Shape 100" draw:style-name="gr36" draw:text-style-name="P8" draw:layer="layout" svg:width="4.436cm" svg:height="2.443cm" svg:x="3.67cm" svg:y="8.9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gr37" draw:text-style-name="P9" draw:layer="layout" svg:width="3.391cm" svg:height="0.033cm" draw:transform="rotate (-3.14159265358979) translate (10.505cm 10.12cm)">
          <text:p/>
          <draw:enhanced-geometry draw:mirror-horizontal="true" draw:mirror-vertical="false" svg:viewBox="0 0 21600 21600" draw:type="mso-spt32" draw:enhanced-path="M 0 0 L 21600 21600 N"/>
        </draw:custom-shape>
        <draw:custom-shape draw:name="Shape 102" draw:style-name="gr38" draw:text-style-name="P11" draw:layer="layout" svg:width="3.843cm" svg:height="1.259cm" svg:x="3.975cm" svg:y="9.267cm">
          <text:p text:style-name="P6"><text:span text:style-name="T7">head</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29" draw:text-style-name="P8" draw:layer="layout" svg:width="2.865cm" svg:height="4.492cm" svg:x="7.925cm" svg:y="14.0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30" draw:text-style-name="P9" draw:layer="layout" svg:width="2.865cm" svg:height="0.001cm" svg:x="7.922cm" svg:y="16.296cm">
          <text:p/>
          <draw:enhanced-geometry draw:mirror-horizontal="false" draw:mirror-vertical="false" svg:viewBox="0 0 21600 21600" draw:type="mso-spt32" draw:enhanced-path="M 0 0 L 21600 21600 N"/>
        </draw:custom-shape>
        <draw:custom-shape draw:name="Shape 105" draw:style-name="gr33" draw:text-style-name="P9" draw:layer="layout" svg:width="2.865cm" svg:height="2.073cm" svg:x="7.921cm" svg:y="16.503cm">
          <text:p/>
          <draw:enhanced-geometry draw:mirror-horizontal="true" draw:mirror-vertical="false" svg:viewBox="0 0 21600 21600" draw:type="mso-spt32" draw:enhanced-path="M 0 0 L 21600 21600 N"/>
        </draw:custom-shape>
        <draw:custom-shape draw:name="Shape 106" draw:style-name="gr39" draw:text-style-name="P11" draw:layer="layout" svg:width="1.353cm" svg:height="1.259cm" svg:x="8.877cm" svg:y="14.487cm">
          <text:p text:style-name="P6"><text:span text:style-name="T7">1</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office:forms form:automatic-focus="false" form:apply-design-mode="false"/>
          <draw:page-thumbnail draw:name="Shape 84" draw:style-name="gr1" draw:layer="layout" svg:width="14cm" svg:height="11.136cm" svg:x="3.501cm" svg:y="2.227cm" draw:page-number="9" presentation:class="page"/>
          <draw:frame draw:name="Shape 85" presentation:style-name="pr14" draw:text-style-name="P13" draw:layer="layout" svg:width="16.799cm" svg:height="13.364cm" svg:x="2.1cm" svg:y="14.107cm" presentation:class="notes" presentation:user-transformed="true">
            <draw:text-box>
              <text:p text:style-name="P12"><text:span text:style-name="T9">Insertion and deletion of elements is potentially expensive with arrays. <text:s/>If we want to insert an element in an array anywhere except the end, we have to shift the rest of the array to the right -- with long arrays, this takes a lot of time. <text:s/>And if the array is full, we can't even add to the end, and have to copy it!</text:span></text:p>
              <text:p text:style-name="P12"><text:span text:style-name="T9"/></text:p>
              <text:p text:style-name="P12"><text:span text:style-name="T9">In contrast, linked lists make element insertion and deletion very easy. <text:s/>A list is a good choice when the number of objects in your list is not known before you start to solve the problem, and the size of this list may grow and shrink during the task</text:span></text:p>
              <text:p text:style-name="P12"><text:span text:style-name="T9"/></text:p>
              <text:p text:style-name="P12"><text:span text:style-name="T9">Let's insert an element into this linked list. <text:s/>To begin with, we need to request memory for a new node, and initialize it with data. <text:s/>The </text:span><text:span text:style-name="T15">n field of our new node here has been set to 1, and its next field has been set to NULL.</text:span></text:p>
              <text:p text:style-name="P12"><text:span text:style-name="T15"/></text:p>
              <text:p text:style-name="P12"><text:span text:style-name="T15">If we wish to maintain an ordered list, our new node belongs at the head of the list. </text:span></text:p>
            </draw:text-box>
          </draw:frame>
        </presentation:notes>
      </draw:page>
      <draw:page draw:name="page10" draw:style-name="dp3" draw:master-page-name="Title_20_slide" presentation:presentation-page-layout-name="AL1T0">
        <office:forms form:automatic-focus="false" form:apply-design-mode="false"/>
        <draw:custom-shape draw:name="Shape 111" draw:style-name="gr40" draw:text-style-name="P14" draw:layer="layout" svg:width="24.304cm" svg:height="3.904cm" svg:x="1.846cm" svg:y="0.789cm">
          <text:p text:style-name="P5"><text:span text:style-name="T5">Insertion</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29" draw:text-style-name="P8" draw:layer="layout" svg:width="2.865cm" svg:height="4.492cm" svg:x="13.248cm" svg:y="7.7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30" draw:text-style-name="P9" draw:layer="layout" svg:width="2.865cm" svg:height="0.001cm" svg:x="13.246cm" svg:y="9.996cm">
          <text:p/>
          <draw:enhanced-geometry draw:mirror-horizontal="false" draw:mirror-vertical="false" svg:viewBox="0 0 21600 21600" draw:type="mso-spt32" draw:enhanced-path="M 0 0 L 21600 21600 N"/>
        </draw:custom-shape>
        <draw:custom-shape draw:name="Shape 114" draw:style-name="gr41" draw:text-style-name="P11" draw:layer="layout" svg:width="1.353cm" svg:height="1.259cm" svg:x="14.198cm" svg:y="8.187cm">
          <text:p text:style-name="P6"><text:span text:style-name="T7">2</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29" draw:text-style-name="P8" draw:layer="layout" svg:width="2.865cm" svg:height="4.492cm" svg:x="18.169cm" svg:y="7.7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30" draw:text-style-name="P9" draw:layer="layout" svg:width="2.865cm" svg:height="0.001cm" svg:x="18.167cm" svg:y="9.996cm">
          <text:p/>
          <draw:enhanced-geometry draw:mirror-horizontal="false" draw:mirror-vertical="false" svg:viewBox="0 0 21600 21600" draw:type="mso-spt32" draw:enhanced-path="M 0 0 L 21600 21600 N"/>
        </draw:custom-shape>
        <draw:custom-shape draw:name="Shape 117" draw:style-name="gr42" draw:text-style-name="P11" draw:layer="layout" svg:width="1.353cm" svg:height="1.259cm" svg:x="19.12cm" svg:y="8.187cm">
          <text:p text:style-name="P6"><text:span text:style-name="T7">3</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29" draw:text-style-name="P8" draw:layer="layout" svg:width="2.865cm" svg:height="4.492cm" svg:x="23.091cm" svg:y="7.7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30" draw:text-style-name="P9" draw:layer="layout" svg:width="2.865cm" svg:height="0.001cm" svg:x="23.089cm" svg:y="9.996cm">
          <text:p/>
          <draw:enhanced-geometry draw:mirror-horizontal="false" draw:mirror-vertical="false" svg:viewBox="0 0 21600 21600" draw:type="mso-spt32" draw:enhanced-path="M 0 0 L 21600 21600 N"/>
        </draw:custom-shape>
        <draw:custom-shape draw:name="Shape 120" draw:style-name="gr33" draw:text-style-name="P9" draw:layer="layout" svg:width="2.865cm" svg:height="2.073cm" svg:x="23.087cm" svg:y="10.203cm">
          <text:p/>
          <draw:enhanced-geometry draw:mirror-horizontal="true" draw:mirror-vertical="false" svg:viewBox="0 0 21600 21600" draw:type="mso-spt32" draw:enhanced-path="M 0 0 L 21600 21600 N"/>
        </draw:custom-shape>
        <draw:custom-shape draw:name="Shape 121" draw:style-name="gr43" draw:text-style-name="P11" draw:layer="layout" svg:width="1.353cm" svg:height="1.259cm" svg:x="24.043cm" svg:y="8.187cm">
          <text:p text:style-name="P6"><text:span text:style-name="T7">9</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2" draw:style-name="gr35" draw:text-style-name="P9" draw:layer="layout" svg:width="2.525cm" svg:height="2.082cm" draw:transform="rotate (-3.14159265358979) translate (17.483cm 11.061cm)">
          <text:p/>
          <draw:enhanced-geometry draw:mirror-horizontal="true" draw:mirror-vertical="false" svg:viewBox="0 0 21600 21600" draw:type="mso-spt32" draw:enhanced-path="M 0 0 L 21600 21600 N"/>
        </draw:custom-shape>
        <draw:custom-shape draw:name="Shape 123" draw:style-name="gr35" draw:text-style-name="P9" draw:layer="layout" svg:width="2.525cm" svg:height="2.082cm" draw:transform="rotate (-3.14159265358979) translate (22.601cm 11.244cm)">
          <text:p/>
          <draw:enhanced-geometry draw:mirror-horizontal="true" draw:mirror-vertical="false" svg:viewBox="0 0 21600 21600" draw:type="mso-spt32" draw:enhanced-path="M 0 0 L 21600 21600 N"/>
        </draw:custom-shape>
        <draw:custom-shape draw:name="Shape 124" draw:style-name="gr36" draw:text-style-name="P8" draw:layer="layout" svg:width="4.436cm" svg:height="2.443cm" svg:x="3.67cm" svg:y="8.9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44" draw:text-style-name="P11" draw:layer="layout" svg:width="3.843cm" svg:height="1.259cm" svg:x="3.975cm" svg:y="9.267cm">
          <text:p text:style-name="P6"><text:span text:style-name="T7">head</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6" draw:style-name="gr29" draw:text-style-name="P8" draw:layer="layout" svg:width="2.865cm" svg:height="4.492cm" svg:x="7.925cm" svg:y="14.0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30" draw:text-style-name="P9" draw:layer="layout" svg:width="2.865cm" svg:height="0.001cm" svg:x="7.922cm" svg:y="16.296cm">
          <text:p/>
          <draw:enhanced-geometry draw:mirror-horizontal="false" draw:mirror-vertical="false" svg:viewBox="0 0 21600 21600" draw:type="mso-spt32" draw:enhanced-path="M 0 0 L 21600 21600 N"/>
        </draw:custom-shape>
        <draw:custom-shape draw:name="Shape 128" draw:style-name="gr45" draw:text-style-name="P11" draw:layer="layout" svg:width="1.353cm" svg:height="1.259cm" svg:x="8.877cm" svg:y="14.487cm">
          <text:p text:style-name="P6"><text:span text:style-name="T7">1</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33" draw:text-style-name="P9" draw:layer="layout" svg:width="2.865cm" svg:height="2.073cm" svg:x="7.921cm" svg:y="16.503cm">
          <text:p/>
          <draw:enhanced-geometry draw:mirror-horizontal="true" draw:mirror-vertical="false" svg:viewBox="0 0 21600 21600" draw:type="mso-spt32" draw:enhanced-path="M 0 0 L 21600 21600 N"/>
        </draw:custom-shape>
        <draw:custom-shape draw:name="Shape 130" draw:style-name="gr46" draw:text-style-name="P9" draw:layer="layout" svg:width="5.757cm" svg:height="5.64cm" svg:x="4.114cm" svg:y="10.064cm">
          <text:p/>
          <draw:enhanced-geometry draw:mirror-horizontal="false" draw:mirror-vertical="false" drawooo:sub-view-size="75223 73681" svg:viewBox="0 0 1880575 1842025" draw:type="ooxml-non-primitive" draw:enhanced-path="M 53938 0 C 57149 4534 82087 18704 73208 27206 64328 35707 5950 43264 661 51010 -4628 58755 34667 69902 41469 73681 N"/>
        </draw:custom-shape>
        <draw:custom-shape draw:name="Shape 131" draw:style-name="gr47" draw:text-style-name="P21" draw:layer="layout" svg:width="0.953cm" svg:height="1.3cm" draw:transform="rotate (-1.94953277447767) translate (7.774cm 15.409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4">
          <office:forms form:automatic-focus="false" form:apply-design-mode="false"/>
          <draw:page-thumbnail draw:name="Shape 108" draw:style-name="gr1" draw:layer="layout" svg:width="14cm" svg:height="11.136cm" svg:x="3.501cm" svg:y="2.227cm" draw:page-number="10" presentation:class="page"/>
          <draw:frame draw:name="Shape 109" presentation:style-name="pr15" draw:text-style-name="P13" draw:layer="layout" svg:width="16.799cm" svg:height="13.364cm" svg:x="2.1cm" svg:y="14.107cm" presentation:class="notes" presentation:user-transformed="true">
            <draw:text-box>
              <text:p text:style-name="P12"><text:span text:style-name="T9">We need to be careful when updating pointers. <text:s/>If we first update </text:span><text:span text:style-name="T15">head to point to our new node, then we orphan the remainder of the linked list. </text:span></text:p>
              <text:p text:style-name="P12"><text:span text:style-name="T15"/></text:p>
              <text:p text:style-name="P12"><text:span text:style-name="T15"/></text:p>
            </draw:text-box>
          </draw:frame>
        </presentation:notes>
      </draw:page>
      <draw:page draw:name="page11" draw:style-name="dp3" draw:master-page-name="Title_20_slide" presentation:presentation-page-layout-name="AL1T0">
        <office:forms form:automatic-focus="false" form:apply-design-mode="false"/>
        <draw:custom-shape draw:name="Shape 136" draw:style-name="gr48" draw:text-style-name="P14" draw:layer="layout" svg:width="24.304cm" svg:height="3.904cm" svg:x="1.846cm" svg:y="0.789cm">
          <text:p text:style-name="P5"><text:span text:style-name="T5">Insertion</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49" draw:text-style-name="P8" draw:layer="layout" svg:width="2.865cm" svg:height="4.492cm" svg:x="11.148cm" svg:y="7.7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50" draw:text-style-name="P9" draw:layer="layout" svg:width="2.865cm" svg:height="0.001cm" svg:x="11.146cm" svg:y="9.996cm">
          <text:p/>
          <draw:enhanced-geometry draw:mirror-horizontal="false" draw:mirror-vertical="false" svg:viewBox="0 0 21600 21600" draw:type="mso-spt32" draw:enhanced-path="M 0 0 L 21600 21600 N"/>
        </draw:custom-shape>
        <draw:custom-shape draw:name="Shape 139" draw:style-name="gr51" draw:text-style-name="P11" draw:layer="layout" svg:width="1.353cm" svg:height="1.259cm" svg:x="12.098cm" svg:y="8.187cm">
          <text:p text:style-name="P6"><text:span text:style-name="T7">2</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49" draw:text-style-name="P8" draw:layer="layout" svg:width="2.865cm" svg:height="4.492cm" svg:x="16.069cm" svg:y="7.7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50" draw:text-style-name="P9" draw:layer="layout" svg:width="2.865cm" svg:height="0.001cm" svg:x="16.067cm" svg:y="9.996cm">
          <text:p/>
          <draw:enhanced-geometry draw:mirror-horizontal="false" draw:mirror-vertical="false" svg:viewBox="0 0 21600 21600" draw:type="mso-spt32" draw:enhanced-path="M 0 0 L 21600 21600 N"/>
        </draw:custom-shape>
        <draw:custom-shape draw:name="Shape 142" draw:style-name="gr52" draw:text-style-name="P11" draw:layer="layout" svg:width="1.353cm" svg:height="1.259cm" svg:x="17.02cm" svg:y="8.187cm">
          <text:p text:style-name="P6"><text:span text:style-name="T7">3</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49" draw:text-style-name="P8" draw:layer="layout" svg:width="2.865cm" svg:height="4.492cm" svg:x="20.991cm" svg:y="7.7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50" draw:text-style-name="P9" draw:layer="layout" svg:width="2.865cm" svg:height="0.001cm" svg:x="20.989cm" svg:y="9.996cm">
          <text:p/>
          <draw:enhanced-geometry draw:mirror-horizontal="false" draw:mirror-vertical="false" svg:viewBox="0 0 21600 21600" draw:type="mso-spt32" draw:enhanced-path="M 0 0 L 21600 21600 N"/>
        </draw:custom-shape>
        <draw:custom-shape draw:name="Shape 145" draw:style-name="gr53" draw:text-style-name="P9" draw:layer="layout" svg:width="2.865cm" svg:height="2.073cm" svg:x="20.987cm" svg:y="10.203cm">
          <text:p/>
          <draw:enhanced-geometry draw:mirror-horizontal="true" draw:mirror-vertical="false" svg:viewBox="0 0 21600 21600" draw:type="mso-spt32" draw:enhanced-path="M 0 0 L 21600 21600 N"/>
        </draw:custom-shape>
        <draw:custom-shape draw:name="Shape 146" draw:style-name="gr54" draw:text-style-name="P11" draw:layer="layout" svg:width="1.353cm" svg:height="1.259cm" svg:x="21.943cm" svg:y="8.187cm">
          <text:p text:style-name="P6"><text:span text:style-name="T7">9</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55" draw:text-style-name="P9" draw:layer="layout" svg:width="2.525cm" svg:height="2.082cm" draw:transform="rotate (-3.14159265358979) translate (15.383cm 11.061cm)">
          <text:p/>
          <draw:enhanced-geometry draw:mirror-horizontal="true" draw:mirror-vertical="false" svg:viewBox="0 0 21600 21600" draw:type="mso-spt32" draw:enhanced-path="M 0 0 L 21600 21600 N"/>
        </draw:custom-shape>
        <draw:custom-shape draw:name="Shape 148" draw:style-name="gr55" draw:text-style-name="P9" draw:layer="layout" svg:width="2.525cm" svg:height="2.082cm" draw:transform="rotate (-3.14159265358979) translate (20.501cm 11.244cm)">
          <text:p/>
          <draw:enhanced-geometry draw:mirror-horizontal="true" draw:mirror-vertical="false" svg:viewBox="0 0 21600 21600" draw:type="mso-spt32" draw:enhanced-path="M 0 0 L 21600 21600 N"/>
        </draw:custom-shape>
        <draw:custom-shape draw:name="Shape 149" draw:style-name="gr56" draw:text-style-name="P8" draw:layer="layout" svg:width="4.436cm" svg:height="2.443cm" svg:x="3.67cm" svg:y="8.9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0" draw:style-name="gr57" draw:text-style-name="P9" draw:layer="layout" svg:width="3.391cm" svg:height="0.033cm" draw:transform="rotate (-3.14159265358979) translate (10.505cm 10.12cm)">
          <text:p/>
          <draw:enhanced-geometry draw:mirror-horizontal="true" draw:mirror-vertical="false" svg:viewBox="0 0 21600 21600" draw:type="mso-spt32" draw:enhanced-path="M 0 0 L 21600 21600 N"/>
        </draw:custom-shape>
        <draw:custom-shape draw:name="Shape 151" draw:style-name="gr58" draw:text-style-name="P11" draw:layer="layout" svg:width="3.843cm" svg:height="1.259cm" svg:x="3.975cm" svg:y="9.267cm">
          <text:p text:style-name="P6"><text:span text:style-name="T7">head</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49" draw:text-style-name="P8" draw:layer="layout" svg:width="2.865cm" svg:height="4.492cm" svg:x="7.925cm" svg:y="14.0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50" draw:text-style-name="P9" draw:layer="layout" svg:width="2.865cm" svg:height="0.001cm" svg:x="7.922cm" svg:y="16.296cm">
          <text:p/>
          <draw:enhanced-geometry draw:mirror-horizontal="false" draw:mirror-vertical="false" svg:viewBox="0 0 21600 21600" draw:type="mso-spt32" draw:enhanced-path="M 0 0 L 21600 21600 N"/>
        </draw:custom-shape>
        <draw:custom-shape draw:name="Shape 154" draw:style-name="gr59" draw:text-style-name="P11" draw:layer="layout" svg:width="1.353cm" svg:height="1.259cm" svg:x="8.877cm" svg:y="14.487cm">
          <text:p text:style-name="P6"><text:span text:style-name="T7">1</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5" draw:style-name="gr60" draw:text-style-name="P9" draw:layer="layout" svg:width="3.951cm" svg:height="6.341cm" svg:x="9.037cm" svg:y="11.306cm">
          <text:p/>
          <draw:enhanced-geometry draw:mirror-horizontal="false" draw:mirror-vertical="false" drawooo:sub-view-size="51627 82843" svg:viewBox="0 0 1290675 2071075" draw:type="ooxml-non-primitive" draw:enhanced-path="M 7747 82843 C 15041 76851 52424 57703 51513 46892 50601 36080 9440 25790 2276 17975 -4888 10159 7486 2995 8528 0 N"/>
        </draw:custom-shape>
        <draw:custom-shape draw:name="Shape 156" draw:style-name="gr61" draw:text-style-name="P21" draw:layer="layout" svg:width="1.075cm" svg:height="0.656cm" draw:transform="rotate (-0.902684289131468) translate (9.84cm 10.613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4">
          <office:forms form:automatic-focus="false" form:apply-design-mode="false"/>
          <draw:page-thumbnail draw:name="Shape 133" draw:style-name="gr1" draw:layer="layout" svg:width="14cm" svg:height="11.136cm" svg:x="3.501cm" svg:y="2.227cm" draw:page-number="11" presentation:class="page"/>
          <draw:frame draw:name="Shape 134" presentation:style-name="pr16" draw:text-style-name="P13" draw:layer="layout" svg:width="16.799cm" svg:height="13.364cm" svg:x="2.1cm" svg:y="14.107cm" presentation:class="notes" presentation:user-transformed="true">
            <draw:text-box>
              <text:p text:style-name="P12"><text:span text:style-name="T9">Instead, we should point the new node's </text:span><text:span text:style-name="T15">next field to the same node that head is pointing to. </text:span></text:p>
              <text:p text:style-name="P12"><text:span text:style-name="T15"/></text:p>
              <text:p text:style-name="P12"><text:span text:style-name="T15"/></text:p>
            </draw:text-box>
          </draw:frame>
        </presentation:notes>
      </draw:page>
      <draw:page draw:name="page12" draw:style-name="dp3" draw:master-page-name="Title_20_slide" presentation:presentation-page-layout-name="AL1T0">
        <office:forms form:automatic-focus="false" form:apply-design-mode="false"/>
        <draw:custom-shape draw:name="Shape 161" draw:style-name="gr62" draw:text-style-name="P14" draw:layer="layout" svg:width="24.304cm" svg:height="3.904cm" svg:x="1.846cm" svg:y="0.789cm">
          <text:p text:style-name="P5"><text:span text:style-name="T5">Insertion</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49" draw:text-style-name="P8" draw:layer="layout" svg:width="2.865cm" svg:height="4.492cm" svg:x="11.148cm" svg:y="7.7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50" draw:text-style-name="P9" draw:layer="layout" svg:width="2.865cm" svg:height="0.001cm" svg:x="11.146cm" svg:y="9.996cm">
          <text:p/>
          <draw:enhanced-geometry draw:mirror-horizontal="false" draw:mirror-vertical="false" svg:viewBox="0 0 21600 21600" draw:type="mso-spt32" draw:enhanced-path="M 0 0 L 21600 21600 N"/>
        </draw:custom-shape>
        <draw:custom-shape draw:name="Shape 164" draw:style-name="gr63" draw:text-style-name="P11" draw:layer="layout" svg:width="1.353cm" svg:height="1.259cm" svg:x="12.098cm" svg:y="8.187cm">
          <text:p text:style-name="P6"><text:span text:style-name="T7">2</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49" draw:text-style-name="P8" draw:layer="layout" svg:width="2.865cm" svg:height="4.492cm" svg:x="16.069cm" svg:y="7.7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50" draw:text-style-name="P9" draw:layer="layout" svg:width="2.865cm" svg:height="0.001cm" svg:x="16.067cm" svg:y="9.996cm">
          <text:p/>
          <draw:enhanced-geometry draw:mirror-horizontal="false" draw:mirror-vertical="false" svg:viewBox="0 0 21600 21600" draw:type="mso-spt32" draw:enhanced-path="M 0 0 L 21600 21600 N"/>
        </draw:custom-shape>
        <draw:custom-shape draw:name="Shape 167" draw:style-name="gr64" draw:text-style-name="P11" draw:layer="layout" svg:width="1.353cm" svg:height="1.259cm" svg:x="17.02cm" svg:y="8.187cm">
          <text:p text:style-name="P6"><text:span text:style-name="T7">3</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gr49" draw:text-style-name="P8" draw:layer="layout" svg:width="2.865cm" svg:height="4.492cm" svg:x="20.991cm" svg:y="7.7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50" draw:text-style-name="P9" draw:layer="layout" svg:width="2.865cm" svg:height="0.001cm" svg:x="20.989cm" svg:y="9.996cm">
          <text:p/>
          <draw:enhanced-geometry draw:mirror-horizontal="false" draw:mirror-vertical="false" svg:viewBox="0 0 21600 21600" draw:type="mso-spt32" draw:enhanced-path="M 0 0 L 21600 21600 N"/>
        </draw:custom-shape>
        <draw:custom-shape draw:name="Shape 170" draw:style-name="gr53" draw:text-style-name="P9" draw:layer="layout" svg:width="2.865cm" svg:height="2.073cm" svg:x="20.987cm" svg:y="10.203cm">
          <text:p/>
          <draw:enhanced-geometry draw:mirror-horizontal="true" draw:mirror-vertical="false" svg:viewBox="0 0 21600 21600" draw:type="mso-spt32" draw:enhanced-path="M 0 0 L 21600 21600 N"/>
        </draw:custom-shape>
        <draw:custom-shape draw:name="Shape 171" draw:style-name="gr65" draw:text-style-name="P11" draw:layer="layout" svg:width="1.353cm" svg:height="1.259cm" svg:x="21.943cm" svg:y="8.187cm">
          <text:p text:style-name="P6"><text:span text:style-name="T7">9</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55" draw:text-style-name="P9" draw:layer="layout" svg:width="2.525cm" svg:height="2.082cm" draw:transform="rotate (-3.14159265358979) translate (15.383cm 11.061cm)">
          <text:p/>
          <draw:enhanced-geometry draw:mirror-horizontal="true" draw:mirror-vertical="false" svg:viewBox="0 0 21600 21600" draw:type="mso-spt32" draw:enhanced-path="M 0 0 L 21600 21600 N"/>
        </draw:custom-shape>
        <draw:custom-shape draw:name="Shape 173" draw:style-name="gr55" draw:text-style-name="P9" draw:layer="layout" svg:width="2.525cm" svg:height="2.082cm" draw:transform="rotate (-3.14159265358979) translate (20.501cm 11.244cm)">
          <text:p/>
          <draw:enhanced-geometry draw:mirror-horizontal="true" draw:mirror-vertical="false" svg:viewBox="0 0 21600 21600" draw:type="mso-spt32" draw:enhanced-path="M 0 0 L 21600 21600 N"/>
        </draw:custom-shape>
        <draw:custom-shape draw:name="Shape 174" draw:style-name="gr56" draw:text-style-name="P8" draw:layer="layout" svg:width="4.436cm" svg:height="2.443cm" svg:x="3.67cm" svg:y="8.9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5" draw:style-name="gr66" draw:text-style-name="P11" draw:layer="layout" svg:width="3.843cm" svg:height="1.259cm" svg:x="3.975cm" svg:y="9.267cm">
          <text:p text:style-name="P6"><text:span text:style-name="T7">head</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49" draw:text-style-name="P8" draw:layer="layout" svg:width="2.865cm" svg:height="4.492cm" svg:x="7.925cm" svg:y="14.0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7" draw:style-name="gr50" draw:text-style-name="P9" draw:layer="layout" svg:width="2.865cm" svg:height="0.001cm" svg:x="7.922cm" svg:y="16.296cm">
          <text:p/>
          <draw:enhanced-geometry draw:mirror-horizontal="false" draw:mirror-vertical="false" svg:viewBox="0 0 21600 21600" draw:type="mso-spt32" draw:enhanced-path="M 0 0 L 21600 21600 N"/>
        </draw:custom-shape>
        <draw:custom-shape draw:name="Shape 178" draw:style-name="gr67" draw:text-style-name="P11" draw:layer="layout" svg:width="1.353cm" svg:height="1.259cm" svg:x="8.877cm" svg:y="14.487cm">
          <text:p text:style-name="P6"><text:span text:style-name="T7">1</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gr60" draw:text-style-name="P9" draw:layer="layout" svg:width="3.951cm" svg:height="6.341cm" svg:x="9.037cm" svg:y="11.306cm">
          <text:p/>
          <draw:enhanced-geometry draw:mirror-horizontal="false" draw:mirror-vertical="false" drawooo:sub-view-size="51627 82843" svg:viewBox="0 0 1290675 2071075" draw:type="ooxml-non-primitive" draw:enhanced-path="M 7747 82843 C 15041 76851 52424 57703 51513 46892 50601 36080 9440 25790 2276 17975 -4888 10159 7486 2995 8528 0 N"/>
        </draw:custom-shape>
        <draw:custom-shape draw:name="Shape 180" draw:style-name="gr68" draw:text-style-name="P21" draw:layer="layout" svg:width="0.995cm" svg:height="0.656cm" draw:transform="rotate (-0.902160690355869) translate (9.888cm 10.675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181" draw:style-name="gr69" draw:text-style-name="P9" draw:layer="layout" svg:width="0.836cm" svg:height="1.555cm" svg:x="7.058cm" svg:y="11.904cm">
          <text:p/>
          <draw:enhanced-geometry draw:mirror-horizontal="false" draw:mirror-vertical="false" svg:viewBox="0 0 21600 21600" draw:type="mso-spt32" draw:enhanced-path="M 0 0 L 21600 21600 N"/>
        </draw:custom-shape>
        <presentation:notes draw:style-name="dp4">
          <office:forms form:automatic-focus="false" form:apply-design-mode="false"/>
          <draw:page-thumbnail draw:name="Shape 158" draw:style-name="gr1" draw:layer="layout" svg:width="14cm" svg:height="11.136cm" svg:x="3.501cm" svg:y="2.227cm" draw:page-number="12" presentation:class="page"/>
          <draw:frame draw:name="Shape 159" presentation:style-name="pr17" draw:text-style-name="P13" draw:layer="layout" svg:width="16.799cm" svg:height="13.364cm" svg:x="2.1cm" svg:y="14.107cm" presentation:class="notes" presentation:user-transformed="true">
            <draw:text-box>
              <text:p text:style-name="P12"><text:span text:style-name="T9">And then have </text:span><text:span text:style-name="T15">head point to the new node. </text:span></text:p>
              <text:p text:style-name="P12"><text:span text:style-name="T15"/></text:p>
              <text:p text:style-name="P12"><text:span text:style-name="T15">Voila! <text:s/>Our new node has been inserted without ever losing hold of the rest of the linked list! </text:span></text:p>
            </draw:text-box>
          </draw:frame>
        </presentation:notes>
      </draw:page>
      <draw:page draw:name="page13" draw:style-name="dp3" draw:master-page-name="Title_20_slide" presentation:presentation-page-layout-name="AL1T0">
        <office:forms form:automatic-focus="false" form:apply-design-mode="false"/>
        <draw:custom-shape draw:name="Shape 186" draw:style-name="gr70" draw:text-style-name="P26" draw:layer="layout" svg:width="24.214cm" svg:height="14.853cm" svg:x="8.019cm" svg:y="4.35cm">
          <text:p text:style-name="P22"><text:span text:style-name="T17"/></text:p>
          <text:p text:style-name="P23"><text:span text:style-name="T18"/></text:p>
          <text:p text:style-name="P23"><text:span text:style-name="T19">void</text:span><text:span text:style-name="T20"> insert(</text:span><text:span text:style-name="T19">int</text:span><text:span text:style-name="T20"> n)</text:span></text:p>
          <text:p text:style-name="P23"><text:span text:style-name="T20">{</text:span></text:p>
          <text:p text:style-name="P24"><text:span text:style-name="T21">// create new node</text:span></text:p>
          <text:p text:style-name="P24"><text:span text:style-name="T20">node* new = malloc(sizeof(node));</text:span></text:p>
          <text:p text:style-name="P24"><text:span text:style-name="T20"/></text:p>
          <text:p text:style-name="P24"><text:span text:style-name="T21">// check for NULL</text:span></text:p>
          <text:p text:style-name="P24"><text:span text:style-name="T22">if</text:span><text:span text:style-name="T20"> (new == NULL)</text:span></text:p>
          <text:p text:style-name="P24"><text:span text:style-name="T20">{</text:span></text:p>
          <text:p text:style-name="P24"><text:span text:style-name="T20"><text:tab/></text:span><text:span text:style-name="T20">exit(1);</text:span></text:p>
          <text:p text:style-name="P24"><text:span text:style-name="T20">}</text:span></text:p>
          <text:p text:style-name="P24"><text:span text:style-name="T21">// initialize new node</text:span></text:p>
          <text:p text:style-name="P24"><text:span text:style-name="T20">new-&gt;n = n;</text:span></text:p>
          <text:p text:style-name="P24"><text:span text:style-name="T20">new-&gt;next = NULL;</text:span></text:p>
          <text:p text:style-name="P24"><text:span text:style-name="T21"/></text:p>
          <text:p text:style-name="P24"><text:span text:style-name="T21">// insert new node at head</text:span></text:p>
          <text:p text:style-name="P24"><text:span text:style-name="T20">new-&gt;next = head;</text:span></text:p>
          <text:p text:style-name="P24"><text:span text:style-name="T20">head = new;</text:span></text:p>
          <text:p text:style-name="P24"><text:span text:style-name="T20">}</text:span></text:p>
          <text:p text:style-name="P24"><text:span text:style-name="T18"/></text:p>
          <text:p text:style-name="P24"><text:span text:style-name="T18"/></text:p>
          <text:p text:style-name="P24"><text:span text:style-name="T23"><text:s/></text:span></text:p>
          <text:p text:style-name="P24"><text:span text:style-name="T23"/></text:p>
          <text:p text:style-name="P25"><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office:forms form:automatic-focus="false" form:apply-design-mode="false"/>
          <draw:page-thumbnail draw:name="Shape 183" draw:style-name="gr1" draw:layer="layout" svg:width="14cm" svg:height="11.136cm" svg:x="3.501cm" svg:y="2.227cm" draw:page-number="13" presentation:class="page"/>
          <draw:frame draw:name="Shape 184" presentation:style-name="pr18" draw:text-style-name="P13" draw:layer="layout" svg:width="16.799cm" svg:height="13.364cm" svg:x="2.1cm" svg:y="14.107cm" presentation:class="notes" presentation:user-transformed="true">
            <draw:text-box>
              <text:p text:style-name="P12"><text:span text:style-name="T9">To insert at the head of a linked list:</text:span></text:p>
              <text:list text:style-name="L11">
                <text:list-item>
                  <text:p text:style-name="P27"><text:span text:style-name="T15">malloc a new node and initialize it with data</text:span></text:p>
                </text:list-item>
                <text:list-item>
                  <text:p text:style-name="P27"><text:span text:style-name="T15">set the new node's next field to point to the first node in the list</text:span></text:p>
                </text:list-item>
                <text:list-item>
                  <text:p text:style-name="P27"><text:span text:style-name="T15">set head to point to the new node</text:span></text:p>
                </text:list-item>
              </text:list>
            </draw:text-box>
          </draw:frame>
        </presentation:notes>
      </draw:page>
      <draw:page draw:name="page14" draw:style-name="dp3" draw:master-page-name="Title_20_slide" presentation:presentation-page-layout-name="AL1T0">
        <office:forms form:automatic-focus="false" form:apply-design-mode="false"/>
        <draw:custom-shape draw:name="Shape 191" draw:style-name="gr71" draw:text-style-name="P14" draw:layer="layout" svg:width="24.304cm" svg:height="3.904cm" svg:x="1.846cm" svg:y="0.789cm">
          <text:p text:style-name="P5"><text:span text:style-name="T5">Doubly Linked Lists</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2" draw:style-name="gr72" draw:text-style-name="P8" draw:layer="layout" svg:width="3.396cm" svg:height="8.74cm" svg:x="10.667cm" svg:y="7.0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3" draw:style-name="gr73" draw:text-style-name="P9" draw:layer="layout" svg:width="3.396cm" svg:height="0.001cm" svg:x="10.664cm" svg:y="9.899cm">
          <text:p/>
          <draw:enhanced-geometry draw:mirror-horizontal="false" draw:mirror-vertical="false" svg:viewBox="0 0 21600 21600" draw:type="mso-spt32" draw:enhanced-path="M 0 0 L 21600 21600 N"/>
        </draw:custom-shape>
        <draw:custom-shape draw:name="Shape 194" draw:style-name="gr74" draw:text-style-name="P11" draw:layer="layout" svg:width="1.604cm" svg:height="1.603cm" svg:x="11.793cm" svg:y="7.597cm">
          <text:p text:style-name="P6"><text:span text:style-name="T7">2</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5" draw:style-name="gr75" draw:text-style-name="P11" draw:layer="layout" svg:width="1.604cm" svg:height="1.603cm" svg:x="17.626cm" svg:y="7.597cm">
          <text:p text:style-name="P6"><text:span text:style-name="T7">3</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6" draw:style-name="gr76" draw:text-style-name="P11" draw:layer="layout" svg:width="1.604cm" svg:height="1.603cm" svg:x="23.462cm" svg:y="7.597cm">
          <text:p text:style-name="P6"><text:span text:style-name="T7">9</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77" draw:text-style-name="P9" draw:layer="layout" svg:width="2.992cm" svg:height="2.651cm" draw:transform="rotate (-3.14159265358979) translate (15.687cm 11.255cm)">
          <text:p/>
          <draw:enhanced-geometry draw:mirror-horizontal="true" draw:mirror-vertical="false" svg:viewBox="0 0 21600 21600" draw:type="mso-spt32" draw:enhanced-path="M 0 0 L 21600 21600 N"/>
        </draw:custom-shape>
        <draw:custom-shape draw:name="Shape 198" draw:style-name="gr77" draw:text-style-name="P9" draw:layer="layout" svg:width="2.992cm" svg:height="2.651cm" draw:transform="rotate (-3.14159265358979) translate (21.753cm 11.489cm)">
          <text:p/>
          <draw:enhanced-geometry draw:mirror-horizontal="true" draw:mirror-vertical="false" svg:viewBox="0 0 21600 21600" draw:type="mso-spt32" draw:enhanced-path="M 0 0 L 21600 21600 N"/>
        </draw:custom-shape>
        <draw:custom-shape draw:name="Shape 199" draw:style-name="gr78" draw:text-style-name="P8" draw:layer="layout" svg:width="5.259cm" svg:height="3.109cm" svg:x="1.804cm" svg:y="8.5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0" draw:style-name="gr79" draw:text-style-name="P9" draw:layer="layout" svg:width="4.02cm" svg:height="0.042cm" draw:transform="rotate (-3.14159265358979) translate (9.906cm 10.058cm)">
          <text:p/>
          <draw:enhanced-geometry draw:mirror-horizontal="true" draw:mirror-vertical="false" svg:viewBox="0 0 21600 21600" draw:type="mso-spt32" draw:enhanced-path="M 0 0 L 21600 21600 N"/>
        </draw:custom-shape>
        <draw:custom-shape draw:name="Shape 201" draw:style-name="gr80" draw:text-style-name="P11" draw:layer="layout" svg:width="3.668cm" svg:height="1.603cm" svg:x="2.441cm" svg:y="9.268cm">
          <text:p text:style-name="P6"><text:span text:style-name="T7">head</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2" draw:style-name="gr73" draw:text-style-name="P9" draw:layer="layout" svg:width="3.396cm" svg:height="0.001cm" svg:x="10.664cm" svg:y="12.933cm">
          <text:p/>
          <draw:enhanced-geometry draw:mirror-horizontal="false" draw:mirror-vertical="false" svg:viewBox="0 0 21600 21600" draw:type="mso-spt32" draw:enhanced-path="M 0 0 L 21600 21600 N"/>
        </draw:custom-shape>
        <draw:custom-shape draw:name="Shape 203" draw:style-name="gr72" draw:text-style-name="P8" draw:layer="layout" svg:width="3.396cm" svg:height="8.74cm" svg:x="16.5cm" svg:y="7.0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4" draw:style-name="gr73" draw:text-style-name="P9" draw:layer="layout" svg:width="3.396cm" svg:height="0.001cm" svg:x="16.497cm" svg:y="9.899cm">
          <text:p/>
          <draw:enhanced-geometry draw:mirror-horizontal="false" draw:mirror-vertical="false" svg:viewBox="0 0 21600 21600" draw:type="mso-spt32" draw:enhanced-path="M 0 0 L 21600 21600 N"/>
        </draw:custom-shape>
        <draw:custom-shape draw:name="Shape 205" draw:style-name="gr73" draw:text-style-name="P9" draw:layer="layout" svg:width="3.396cm" svg:height="0.001cm" svg:x="16.497cm" svg:y="12.933cm">
          <text:p/>
          <draw:enhanced-geometry draw:mirror-horizontal="false" draw:mirror-vertical="false" svg:viewBox="0 0 21600 21600" draw:type="mso-spt32" draw:enhanced-path="M 0 0 L 21600 21600 N"/>
        </draw:custom-shape>
        <draw:custom-shape draw:name="Shape 206" draw:style-name="gr72" draw:text-style-name="P8" draw:layer="layout" svg:width="3.396cm" svg:height="8.74cm" svg:x="22.333cm" svg:y="7.0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73" draw:text-style-name="P9" draw:layer="layout" svg:width="3.396cm" svg:height="0.001cm" svg:x="22.33cm" svg:y="9.899cm">
          <text:p/>
          <draw:enhanced-geometry draw:mirror-horizontal="false" draw:mirror-vertical="false" svg:viewBox="0 0 21600 21600" draw:type="mso-spt32" draw:enhanced-path="M 0 0 L 21600 21600 N"/>
        </draw:custom-shape>
        <draw:custom-shape draw:name="Shape 208" draw:style-name="gr73" draw:text-style-name="P9" draw:layer="layout" svg:width="3.396cm" svg:height="0.001cm" svg:x="22.33cm" svg:y="12.933cm">
          <text:p/>
          <draw:enhanced-geometry draw:mirror-horizontal="false" draw:mirror-vertical="false" svg:viewBox="0 0 21600 21600" draw:type="mso-spt32" draw:enhanced-path="M 0 0 L 21600 21600 N"/>
        </draw:custom-shape>
        <draw:custom-shape draw:name="Shape 209" draw:style-name="gr81" draw:text-style-name="P9" draw:layer="layout" svg:width="3.163cm" svg:height="2.804cm" svg:x="22.548cm" svg:y="9.967cm">
          <text:p/>
          <draw:enhanced-geometry draw:mirror-horizontal="true" draw:mirror-vertical="false" svg:viewBox="0 0 21600 21600" draw:type="mso-spt32" draw:enhanced-path="M 0 0 L 21600 21600 N"/>
        </draw:custom-shape>
        <draw:custom-shape draw:name="Shape 210" draw:style-name="gr82" draw:text-style-name="P9" draw:layer="layout" svg:width="3.163cm" svg:height="2.805cm" svg:x="10.882cm" svg:y="12.999cm">
          <text:p/>
          <draw:enhanced-geometry draw:mirror-horizontal="true" draw:mirror-vertical="false" svg:viewBox="0 0 21600 21600" draw:type="mso-spt32" draw:enhanced-path="M 0 0 L 21600 21600 N"/>
        </draw:custom-shape>
        <draw:custom-shape draw:name="Shape 211" draw:style-name="gr83" draw:text-style-name="P9" draw:layer="layout" svg:width="3.038cm" svg:height="2.14cm" draw:transform="rotate (-3.14159265358979) translate (17.881cm 14.506cm)">
          <text:p/>
          <draw:enhanced-geometry draw:mirror-horizontal="false" draw:mirror-vertical="false" svg:viewBox="0 0 21600 21600" draw:type="mso-spt32" draw:enhanced-path="M 0 0 L 21600 21600 N"/>
        </draw:custom-shape>
        <draw:custom-shape draw:name="Shape 212" draw:style-name="gr83" draw:text-style-name="P9" draw:layer="layout" svg:width="3.038cm" svg:height="2.14cm" draw:transform="rotate (-3.14159265358979) translate (23.715cm 14.506cm)">
          <text:p/>
          <draw:enhanced-geometry draw:mirror-horizontal="false" draw:mirror-vertical="false" svg:viewBox="0 0 21600 21600" draw:type="mso-spt32" draw:enhanced-path="M 0 0 L 21600 21600 N"/>
        </draw:custom-shape>
        <presentation:notes draw:style-name="dp4">
          <office:forms form:automatic-focus="false" form:apply-design-mode="false"/>
          <draw:page-thumbnail draw:name="Shape 188" draw:style-name="gr1" draw:layer="layout" svg:width="14cm" svg:height="11.136cm" svg:x="3.501cm" svg:y="2.227cm" draw:page-number="14" presentation:class="page"/>
          <draw:frame draw:name="Shape 189" presentation:style-name="pr19" draw:text-style-name="P13" draw:layer="layout" svg:width="16.799cm" svg:height="13.364cm" svg:x="2.1cm" svg:y="14.107cm" presentation:class="notes" presentation:user-transformed="true">
            <draw:text-box>
              <text:p text:style-name="P12"><text:span text:style-name="T9">A doubly-linked list is a linked list in which each element contains pointers to both the next and the previous elements.</text:span></text:p>
              <text:p text:style-name="P12"><text:span text:style-name="T9"/></text:p>
              <text:p text:style-name="P12"><text:span text:style-name="T9">Doubly-linked lists are useful when you need to insert and remove objects from the center of the list, as well as from its ends, or when you need to traverse the list forward as well as backward.</text:span></text:p>
              <text:p text:style-name="P12"><text:span text:style-name="T9"/></text:p>
              <text:p text:style-name="P12"><text:span text:style-name="T9"/></text:p>
            </draw:text-box>
          </draw:frame>
        </presentation:notes>
      </draw:page>
      <draw:page draw:name="page15" draw:style-name="dp3" draw:master-page-name="Title_20_slide" presentation:presentation-page-layout-name="AL1T0">
        <office:forms form:automatic-focus="false" form:apply-design-mode="false"/>
        <draw:custom-shape draw:name="Shape 217" draw:style-name="gr72" draw:text-style-name="P8" draw:layer="layout" svg:width="3.396cm" svg:height="8.74cm" svg:x="5.533cm" svg:y="6.6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8" draw:style-name="gr84" draw:text-style-name="P14" draw:layer="layout" svg:width="24.304cm" svg:height="3.904cm" svg:x="1.846cm" svg:y="0.789cm">
          <text:p text:style-name="P5"><text:span text:style-name="T5">DLL Nodes</text:span></text:p>
          <text:p text:style-name="P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85" draw:text-style-name="P11" draw:layer="layout" svg:width="11.8cm" svg:height="10.006cm" svg:x="13.739cm" svg:y="6.605cm">
          <text:p text:style-name="P6"><text:span text:style-name="T10"/></text:p>
          <text:p text:style-name="P6"><text:span text:style-name="T10"/></text:p>
          <text:p text:style-name="P15"><text:span text:style-name="T11">typedef struct </text:span><text:span text:style-name="T12"><text:s/>node</text:span></text:p>
          <text:p text:style-name="P15"><text:span text:style-name="T12">{</text:span></text:p>
          <text:p text:style-name="P15"><text:span text:style-name="T11"><text:tab/></text:span><text:span text:style-name="T11">int</text:span><text:span text:style-name="T12"> n;</text:span></text:p>
          <text:p text:style-name="P16"><text:span text:style-name="T12"><text:tab/></text:span><text:span text:style-name="T11">struct</text:span><text:span text:style-name="T12"> node* next;</text:span></text:p>
          <text:p text:style-name="P16"><text:span text:style-name="T12"><text:tab/></text:span><text:span text:style-name="T11">struct</text:span><text:span text:style-name="T12"> node* prev;</text:span></text:p>
          <text:p text:style-name="P16"><text:span text:style-name="T12">}</text:span></text:p>
          <text:p text:style-name="P16"><text:span text:style-name="T12">node;</text:span></text:p>
          <text:p text:style-name="P16"><text:span text:style-name="T13"><text:s/></text:span></text:p>
          <text:p text:style-name="P16"><text:span text:style-name="T13"/></text:p>
          <text:p text:style-name="P17"><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86" draw:text-style-name="P11" draw:layer="layout" svg:width="1.604cm" svg:height="1.603cm" svg:x="6.659cm" svg:y="7.13cm">
          <text:p text:style-name="P6"><text:span text:style-name="T7">n</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77" draw:text-style-name="P9" draw:layer="layout" svg:width="2.992cm" svg:height="2.651cm" draw:transform="rotate (-3.14159265358979) translate (10.787cm 11.021cm)">
          <text:p/>
          <draw:enhanced-geometry draw:mirror-horizontal="true" draw:mirror-vertical="false" svg:viewBox="0 0 21600 21600" draw:type="mso-spt32" draw:enhanced-path="M 0 0 L 21600 21600 N"/>
        </draw:custom-shape>
        <draw:custom-shape draw:name="Shape 222" draw:style-name="gr73" draw:text-style-name="P9" draw:layer="layout" svg:width="3.396cm" svg:height="0.001cm" svg:x="5.53cm" svg:y="9.433cm">
          <text:p/>
          <draw:enhanced-geometry draw:mirror-horizontal="false" draw:mirror-vertical="false" svg:viewBox="0 0 21600 21600" draw:type="mso-spt32" draw:enhanced-path="M 0 0 L 21600 21600 N"/>
        </draw:custom-shape>
        <draw:custom-shape draw:name="Shape 223" draw:style-name="gr73" draw:text-style-name="P9" draw:layer="layout" svg:width="3.396cm" svg:height="0.001cm" svg:x="5.53cm" svg:y="12.466cm">
          <text:p/>
          <draw:enhanced-geometry draw:mirror-horizontal="false" draw:mirror-vertical="false" svg:viewBox="0 0 21600 21600" draw:type="mso-spt32" draw:enhanced-path="M 0 0 L 21600 21600 N"/>
        </draw:custom-shape>
        <draw:custom-shape draw:name="Shape 224" draw:style-name="gr83" draw:text-style-name="P9" draw:layer="layout" svg:width="3.038cm" svg:height="2.14cm" draw:transform="rotate (-3.14159265358979) translate (6.915cm 14.04cm)">
          <text:p/>
          <draw:enhanced-geometry draw:mirror-horizontal="false" draw:mirror-vertical="false" svg:viewBox="0 0 21600 21600" draw:type="mso-spt32" draw:enhanced-path="M 0 0 L 21600 21600 N"/>
        </draw:custom-shape>
        <draw:custom-shape draw:name="Shape 225" draw:style-name="gr87" draw:text-style-name="P11" draw:layer="layout" svg:width="3.547cm" svg:height="1.603cm" svg:x="5.726cm" svg:y="10.163cm">
          <text:p text:style-name="P6"><text:span text:style-name="T7">next</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6" draw:style-name="gr88" draw:text-style-name="P11" draw:layer="layout" svg:width="3.547cm" svg:height="1.603cm" svg:x="5.726cm" svg:y="12.963cm">
          <text:p text:style-name="P6"><text:span text:style-name="T7">prev</text:span></text:p>
          <text:p text:style-name="P6"><text:span text:style-name="T7"/></text:p>
          <text:p text:style-name="P6"><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office:forms form:automatic-focus="false" form:apply-design-mode="false"/>
          <draw:page-thumbnail draw:name="Shape 214" draw:style-name="gr1" draw:layer="layout" svg:width="14cm" svg:height="11.136cm" svg:x="3.501cm" svg:y="2.227cm" draw:page-number="15" presentation:class="page"/>
          <draw:frame draw:name="Shape 215" presentation:style-name="pr20" draw:text-style-name="P13" draw:layer="layout" svg:width="16.799cm" svg:height="13.364cm" svg:x="2.1cm" svg:y="14.107cm" presentation:class="notes" presentation:user-transformed="true">
            <draw:text-box>
              <text:p text:style-name="P12"><text:span text:style-name="T9">Here's how to declare a node in a doubly-linked list. <text:s/></text:span></text:p>
              <text:p text:style-name="P12"><text:span text:style-name="T9"/></text:p>
              <text:p text:style-name="P12"><text:span text:style-name="T9">Note that this node has two pointers: one which points to the next node in the list, and one which points to the previous node in the list. </text:span></text:p>
            </draw:text-box>
          </draw:frame>
        </presentation:notes>
      </draw:page>
      <draw:page draw:name="page16" draw:style-name="dp1" draw:master-page-name="jugo1" presentation:presentation-page-layout-name="AL2T1">
        <office:forms form:automatic-focus="false" form:apply-design-mode="false"/>
        <draw:frame presentation:style-name="pr21" draw:layer="layout" svg:width="23.5cm" svg:height="2.143cm" svg:x="2.199cm" svg:y="0.999cm" presentation:class="title" presentation:user-transformed="true">
          <draw:text-box>
            <text:p>Library</text:p>
          </draw:text-box>
        </draw:frame>
        <draw:frame presentation:style-name="pr22" draw:layer="layout" svg:width="23.5cm" svg:height="14.8cm" svg:x="2.199cm" svg:y="3.799cm" presentation:class="outline" presentation:user-transformed="true">
          <draw:text-box>
            <text:list text:style-name="L2">
              <text:list-item>
                <text:p>CS50</text:p>
                <text:list>
                  <text:list-item>
                    <text:p>cs50.h</text:p>
                  </text:list-item>
                  <text:list-item>
                    <text:p>cs50.c</text:p>
                  </text:list-item>
                </text:list>
              </text:list-item>
              <text:list-item>
                <text:p/>
              </text:list-item>
            </text:list>
          </draw:text-box>
        </draw:frame>
        <presentation:notes draw:style-name="dp2">
          <office:forms form:automatic-focus="false" form:apply-design-mode="false"/>
          <draw:page-thumbnail draw:style-name="gr1" draw:layer="layout" svg:width="0.001cm" svg:height="0.001cm" svg:x="0cm" svg:y="2.257cm" draw:page-number="16"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style:font-face style:name="Courier New" svg:font-family="'Courier New'"/>
    <style:font-face style:name="Ubuntu Mono" svg:font-family="'Ubuntu Mono'" style:font-pitch="fixed"/>
    <style:font-face style:name="Consolas1" svg:font-family="Consolas" style:font-family-generic="swiss" style:font-pitch="fixed"/>
    <style:font-face style:name="Ubuntu2" svg:font-family="Ubuntu" style:font-adornments="Regular" style:font-pitch="variable"/>
    <style:font-face style:name="Ubuntu Light2" svg:font-family="'Ubuntu Light'" style:font-adornments="Light" style:font-pitch="variable"/>
    <style:font-face style:name="Ubuntu Medium3" svg:font-family="'Ubuntu Medium'" style:font-pitch="variable"/>
    <style:font-face style:name="Ubuntu Medium2" svg:font-family="'Ubuntu Medium'"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Ubuntu Medium" svg:font-family="'Ubuntu Medium'" style:font-family-generic="roman" style:font-pitch="variable"/>
    <style:font-face style:name="Ubuntu Medium1" svg:font-family="'Ubuntu Medium'" style:font-adornments="Regular"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msArrowEnd_20_9" draw:display-name="msArrowEnd 9" svg:viewBox="0 0 500 500" svg:d="M250 0l250 500h-50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333333" style:text-outline="false" style:text-line-through-style="none" style:text-line-through-type="none" style:font-name="Ubuntu2" fo:font-family="Ubuntu" style:font-style-name="Regular"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svg:stroke-width="0.102cm" svg:stroke-color="#dd4814" draw:marker-start-width="0.356cm" draw:marker-end-width="0.356cm" draw:fill="none" draw:fill-gradient-name="Gradient_20_3" draw:fill-hatch-name="Hatching_20_1" draw:fill-image-name="Bitmape_20_1"/>
      <style:text-properties fo:color="#333333"/>
    </style:style>
    <style:style style:name="textbody" style:family="graphic" style:parent-style-name="standard">
      <style:graphic-properties draw:stroke="solid" svg:stroke-width="0.102cm" svg:stroke-color="#dd4814" draw:marker-start-width="0.356cm" draw:marker-end-width="0.356cm" draw:fill="none" draw:fill-gradient-name="Gradient_20_2" draw:fill-hatch-name="Hatching_20_1" draw:fill-image-name="Bitmape_20_1"/>
      <style:text-properties fo:color="#77216f" fo:font-size="16pt"/>
    </style:style>
    <style:style style:name="textbodyjustfied" style:family="graphic" style:parent-style-name="standard">
      <style:graphic-properties draw:stroke="none" draw:fill="none" draw:fill-gradient-name="Gradient_20_2" draw:fill-hatch-name="Hatching_20_1" draw:fill-image-name="Bitmape_20_1"/>
      <style:paragraph-properties fo:text-align="justify"/>
      <style:text-properties fo:color="#5e2750"/>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draw:fill-gradient-name="Gradient_20_3" draw:fill-hatch-name="Hatching_20_1" draw:fill-image-name="Bitmape_20_1"/>
      <style:text-properties fo:color="#333333"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jugo-background" style:family="presentation">
      <style:graphic-properties draw:stroke="none" draw:fill="solid" draw:fill-color="#dd4814" draw:fill-image-width="0cm" draw:fill-image-height="0cm"/>
      <style:text-properties style:letter-kerning="true"/>
    </style:style>
    <style:style style:name="jugo-backgroundobjects" style:family="presentation">
      <style:graphic-properties svg:stroke-color="#ffffff" draw:textarea-horizontal-align="justify" draw:shadow="hidden" draw:shadow-offset-x="0.2cm" draw:shadow-offset-y="0.2cm" draw:shadow-color="#808080"/>
      <style:text-properties fo:color="#ffffff" style:font-name="Ubuntu2" fo:font-family="Ubuntu" style:font-style-name="Regular" style:font-pitch="variable" style:letter-kerning="true"/>
    </style:style>
    <style:style style:name="ju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go-outline1" style:family="presentation">
      <style:graphic-properties draw:stroke="none" draw:fill="none" draw:auto-grow-height="false" draw:fit-to-size="shrink-to-fit">
        <text:list-style style:name="jugo-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8cm" fo:text-indent="0cm"/>
      <style:text-properties fo:color="#ffffff"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outline2" style:family="presentation" style:parent-style-name="jugo-outline1">
      <style:paragraph-properties fo:margin-left="0cm" fo:margin-right="0cm" fo:margin-top="0cm" fo:margin-bottom="0.399cm" fo:text-indent="0cm"/>
      <style:text-properties fo:font-size="28pt" style:font-size-asian="28pt" style:font-size-complex="28pt"/>
    </style:style>
    <style:style style:name="jugo-outline3" style:family="presentation" style:parent-style-name="jugo-outline2">
      <style:paragraph-properties fo:margin-left="0cm" fo:margin-right="0cm" fo:margin-top="0cm" fo:margin-bottom="0.299cm" fo:text-indent="0cm"/>
      <style:text-properties fo:font-size="24pt" style:font-size-asian="24pt" style:font-size-complex="24pt"/>
    </style:style>
    <style:style style:name="jugo-outline4" style:family="presentation" style:parent-style-name="jugo-outline3">
      <style:paragraph-properties fo:margin-left="0cm" fo:margin-right="0cm" fo:margin-top="0cm" fo:margin-bottom="0.199cm" fo:text-indent="0cm"/>
      <style:text-properties fo:font-size="20pt" style:font-size-asian="20pt" style:font-size-complex="20pt"/>
    </style:style>
    <style:style style:name="jugo-outline5" style:family="presentation" style:parent-style-name="jugo-outline4">
      <style:paragraph-properties fo:margin-left="0cm" fo:margin-right="0cm" fo:margin-top="0cm" fo:margin-bottom="0.099cm" fo:text-indent="0cm"/>
      <style:text-properties fo:font-size="20pt" style:font-size-asian="20pt" style:font-size-complex="20pt"/>
    </style:style>
    <style:style style:name="jugo-outline6" style:family="presentation" style:parent-style-name="jugo-outline5">
      <style:paragraph-properties fo:margin-left="0cm" fo:margin-right="0cm" fo:margin-top="0cm" fo:margin-bottom="0.099cm" fo:text-indent="0cm"/>
      <style:text-properties fo:font-size="20pt" style:font-size-asian="20pt" style:font-size-complex="20pt"/>
    </style:style>
    <style:style style:name="jugo-outline7" style:family="presentation" style:parent-style-name="jugo-outline6">
      <style:paragraph-properties fo:margin-left="0cm" fo:margin-right="0cm" fo:margin-top="0cm" fo:margin-bottom="0.099cm" fo:text-indent="0cm"/>
      <style:text-properties fo:font-size="20pt" style:font-size-asian="20pt" style:font-size-complex="20pt"/>
    </style:style>
    <style:style style:name="jugo-outline8" style:family="presentation" style:parent-style-name="jugo-outline7">
      <style:paragraph-properties fo:margin-left="0cm" fo:margin-right="0cm" fo:margin-top="0cm" fo:margin-bottom="0.099cm" fo:text-indent="0cm"/>
      <style:text-properties fo:font-size="20pt" style:font-size-asian="20pt" style:font-size-complex="20pt"/>
    </style:style>
    <style:style style:name="jugo-outline9" style:family="presentation" style:parent-style-name="jugo-outline8">
      <style:paragraph-properties fo:margin-left="0cm" fo:margin-right="0cm" fo:margin-top="0cm" fo:margin-bottom="0.099cm" fo:text-indent="0cm"/>
      <style:text-properties fo:font-size="20pt" style:font-size-asian="20pt" style:font-size-complex="20pt"/>
    </style:style>
    <style:style style:name="jugo-subtitle" style:family="presentation">
      <style:graphic-properties draw:stroke="none" draw:fill="none" draw:fill-image-width="0cm" draw:fill-image-height="0cm" draw:textarea-vertical-align="middle">
        <text:list-style style:name="ju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dddddd" style:text-outline="false" style:text-line-through-style="none" style:text-line-through-type="none" style:font-name="Ubuntu Light2" fo:font-family="'Ubuntu Light'" style:font-style-name="Light" style:font-pitch="variable" fo:font-size="24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title" style:family="presentation">
      <style:graphic-properties draw:stroke="none" draw:fill="none" draw:textarea-vertical-align="middle">
        <text:list-style style:name="ju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Ubuntu Medium2" fo:font-family="'Ubuntu Medium'" style:font-style-name="Regular"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600" style:text-emphasize="none" style:font-relief="none" style:text-overline-style="none" style:text-overline-color="font-color"/>
    </style:style>
    <style:style style:name="jugo1-background" style:family="presentation">
      <style:graphic-properties draw:stroke="none" draw:fill="none"/>
      <style:text-properties style:letter-kerning="true"/>
    </style:style>
    <style:style style:name="jugo1-backgroundobjects" style:family="presentation">
      <style:graphic-properties draw:textarea-horizontal-align="justify" draw:shadow="hidden" draw:shadow-offset-x="0.2cm" draw:shadow-offset-y="0.2cm" draw:shadow-color="#808080"/>
      <style:text-properties fo:color="#666666" style:font-name="Ubuntu2" fo:font-family="Ubuntu" style:font-style-name="Regular" style:font-pitch="variable" style:letter-kerning="true"/>
    </style:style>
    <style:style style:name="jug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ugo1-outline1" style:family="presentation">
      <style:graphic-properties draw:stroke="none" draw:fill="none" draw:auto-grow-height="false" draw:fit-to-size="shrink-to-fit">
        <text:list-style style:name="jugo1-outline1">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style:graphic-properties>
      <style:paragraph-properties fo:margin-left="0cm" fo:margin-right="0cm" fo:margin-top="0cm" fo:margin-bottom="0.436cm" fo:text-indent="0cm"/>
      <style:text-properties fo:color="#666666" style:text-outline="false" style:text-line-through-style="none" style:text-line-through-type="none" style:font-name="Ubuntu Light2" fo:font-family="'Ubuntu Light'" style:font-style-name="Light" style:font-pitch="variable" fo:font-size="28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outline2" style:family="presentation" style:parent-style-name="jugo1-outline1">
      <style:paragraph-properties fo:margin-left="0cm" fo:margin-right="0cm" fo:margin-top="0cm" fo:margin-bottom="0.399cm" fo:text-indent="0cm"/>
      <style:text-properties fo:font-size="24pt" style:font-size-asian="24pt" style:font-size-complex="24pt"/>
    </style:style>
    <style:style style:name="jugo1-outline3" style:family="presentation" style:parent-style-name="jugo1-outline2">
      <style:paragraph-properties fo:margin-left="0cm" fo:margin-right="0cm" fo:margin-top="0cm" fo:margin-bottom="0.299cm" fo:text-indent="0cm"/>
      <style:text-properties fo:font-size="22pt" style:font-size-asian="22pt" style:font-size-complex="22pt"/>
    </style:style>
    <style:style style:name="jugo1-outline4" style:family="presentation" style:parent-style-name="jugo1-outline3">
      <style:paragraph-properties fo:margin-left="0cm" fo:margin-right="0cm" fo:margin-top="0cm" fo:margin-bottom="0.199cm" fo:text-indent="0cm"/>
      <style:text-properties fo:font-size="20pt" style:font-size-asian="20pt" style:font-size-complex="20pt"/>
    </style:style>
    <style:style style:name="jugo1-outline5" style:family="presentation" style:parent-style-name="jugo1-outline4">
      <style:paragraph-properties fo:margin-left="0cm" fo:margin-right="0cm" fo:margin-top="0cm" fo:margin-bottom="0.099cm" fo:text-indent="0cm"/>
      <style:text-properties fo:font-size="20pt" style:font-size-asian="20pt" style:font-size-complex="20pt"/>
    </style:style>
    <style:style style:name="jugo1-outline6" style:family="presentation" style:parent-style-name="jugo1-outline5">
      <style:paragraph-properties fo:margin-left="0cm" fo:margin-right="0cm" fo:margin-top="0cm" fo:margin-bottom="0.099cm" fo:text-indent="0cm"/>
      <style:text-properties fo:font-size="20pt" style:font-size-asian="20pt" style:font-size-complex="20pt"/>
    </style:style>
    <style:style style:name="jugo1-outline7" style:family="presentation" style:parent-style-name="jugo1-outline6">
      <style:paragraph-properties fo:margin-left="0cm" fo:margin-right="0cm" fo:margin-top="0cm" fo:margin-bottom="0.099cm" fo:text-indent="0cm"/>
      <style:text-properties fo:font-size="20pt" style:font-size-asian="20pt" style:font-size-complex="20pt"/>
    </style:style>
    <style:style style:name="jugo1-outline8" style:family="presentation" style:parent-style-name="jugo1-outline7">
      <style:paragraph-properties fo:margin-left="0cm" fo:margin-right="0cm" fo:margin-top="0cm" fo:margin-bottom="0.099cm" fo:text-indent="0cm"/>
      <style:text-properties fo:font-size="20pt" style:font-size-asian="20pt" style:font-size-complex="20pt"/>
    </style:style>
    <style:style style:name="jugo1-outline9" style:family="presentation" style:parent-style-name="jugo1-outline8">
      <style:paragraph-properties fo:margin-left="0cm" fo:margin-right="0cm" fo:margin-top="0cm" fo:margin-bottom="0.099cm" fo:text-indent="0cm"/>
      <style:text-properties fo:font-size="20pt" style:font-size-asian="20pt" style:font-size-complex="20pt"/>
    </style:style>
    <style:style style:name="jugo1-subtitle" style:family="presentation">
      <style:graphic-properties draw:stroke="none" draw:fill="none" draw:fill-image-width="0cm" draw:fill-image-height="0cm" draw:textarea-vertical-align="middle">
        <text:list-style style:name="jug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title" style:family="presentation">
      <style:graphic-properties draw:stroke="none" draw:fill="none" draw:textarea-vertical-align="middle">
        <text:list-style style:name="jug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4814" style:text-outline="false" style:text-line-through-style="none" style:text-line-through-type="none" style:font-name="Ubuntu Medium3" fo:font-family="'Ubuntu Medium'"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Jugo1-background" style:family="presentation">
      <style:graphic-properties draw:stroke="none" draw:fill="none"/>
      <style:text-properties style:letter-kerning="true"/>
    </style:style>
    <style:style style:name="Jugo1-backgroundobjects" style:family="presentation">
      <style:graphic-properties draw:textarea-horizontal-align="justify" draw:shadow="hidden" draw:shadow-offset-x="0.2cm" draw:shadow-offset-y="0.2cm" draw:shadow-color="#808080"/>
      <style:text-properties fo:color="#666666" style:font-name="Ubuntu2" fo:font-family="Ubuntu" style:font-style-name="Regular" style:font-pitch="variable" style:letter-kerning="true"/>
    </style:style>
    <style:style style:name="Jug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ugo1-outline1" style:family="presentation">
      <style:graphic-properties draw:stroke="none" draw:fill="none" draw:auto-grow-height="false" draw:fit-to-size="shrink-to-fit">
        <text:list-style style:name="Jugo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436cm" fo:text-indent="0cm"/>
      <style:text-properties fo:color="#666666" style:text-outline="false" style:text-line-through-style="none" style:text-line-through-type="none" style:font-name="Ubuntu Light2" fo:font-family="'Ubuntu Light'" style:font-style-name="Light" style:font-pitch="variable" fo:font-size="28pt" fo:font-style="normal" fo:text-shadow="none" style:text-underline-style="none" fo:font-weight="25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outline2" style:family="presentation" style:parent-style-name="Jugo1-outline1">
      <style:paragraph-properties fo:margin-left="0cm" fo:margin-right="0cm" fo:margin-top="0cm" fo:margin-bottom="0.399cm" fo:text-indent="0cm"/>
      <style:text-properties fo:font-size="24pt" style:font-size-asian="24pt" style:font-size-complex="24pt"/>
    </style:style>
    <style:style style:name="Jugo1-outline3" style:family="presentation" style:parent-style-name="Jugo1-outline2">
      <style:paragraph-properties fo:margin-left="0cm" fo:margin-right="0cm" fo:margin-top="0cm" fo:margin-bottom="0.299cm" fo:text-indent="0cm"/>
      <style:text-properties fo:font-size="22pt" style:font-size-asian="22pt" style:font-size-complex="22pt"/>
    </style:style>
    <style:style style:name="Jugo1-outline4" style:family="presentation" style:parent-style-name="Jugo1-outline3">
      <style:paragraph-properties fo:margin-left="0cm" fo:margin-right="0cm" fo:margin-top="0cm" fo:margin-bottom="0.199cm" fo:text-indent="0cm"/>
      <style:text-properties fo:font-size="20pt" style:font-size-asian="20pt" style:font-size-complex="20pt"/>
    </style:style>
    <style:style style:name="Jugo1-outline5" style:family="presentation" style:parent-style-name="Jugo1-outline4">
      <style:paragraph-properties fo:margin-left="0cm" fo:margin-right="0cm" fo:margin-top="0cm" fo:margin-bottom="0.099cm" fo:text-indent="0cm"/>
      <style:text-properties fo:font-size="20pt" style:font-size-asian="20pt" style:font-size-complex="20pt"/>
    </style:style>
    <style:style style:name="Jugo1-outline6" style:family="presentation" style:parent-style-name="Jugo1-outline5">
      <style:paragraph-properties fo:margin-left="0cm" fo:margin-right="0cm" fo:margin-top="0cm" fo:margin-bottom="0.099cm" fo:text-indent="0cm"/>
      <style:text-properties fo:font-size="20pt" style:font-size-asian="20pt" style:font-size-complex="20pt"/>
    </style:style>
    <style:style style:name="Jugo1-outline7" style:family="presentation" style:parent-style-name="Jugo1-outline6">
      <style:paragraph-properties fo:margin-left="0cm" fo:margin-right="0cm" fo:margin-top="0cm" fo:margin-bottom="0.099cm" fo:text-indent="0cm"/>
      <style:text-properties fo:font-size="20pt" style:font-size-asian="20pt" style:font-size-complex="20pt"/>
    </style:style>
    <style:style style:name="Jugo1-outline8" style:family="presentation" style:parent-style-name="Jugo1-outline7">
      <style:paragraph-properties fo:margin-left="0cm" fo:margin-right="0cm" fo:margin-top="0cm" fo:margin-bottom="0.099cm" fo:text-indent="0cm"/>
      <style:text-properties fo:font-size="20pt" style:font-size-asian="20pt" style:font-size-complex="20pt"/>
    </style:style>
    <style:style style:name="Jugo1-outline9" style:family="presentation" style:parent-style-name="Jugo1-outline8">
      <style:paragraph-properties fo:margin-left="0cm" fo:margin-right="0cm" fo:margin-top="0cm" fo:margin-bottom="0.099cm" fo:text-indent="0cm"/>
      <style:text-properties fo:font-size="20pt" style:font-size-asian="20pt" style:font-size-complex="20pt"/>
    </style:style>
    <style:style style:name="Jugo1-subtitle" style:family="presentation">
      <style:graphic-properties draw:stroke="none" draw:fill="none" draw:fill-image-width="0cm" draw:fill-image-height="0cm" draw:textarea-vertical-align="middle">
        <text:list-style style:name="Jug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ugo1-title" style:family="presentation">
      <style:graphic-properties draw:stroke="none" draw:fill="none" draw:textarea-vertical-align="middle">
        <text:list-style style:name="Jug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4814" style:text-outline="false" style:text-line-through-style="none" style:text-line-through-type="none" style:font-name="Ubuntu Medium3" fo:font-family="'Ubuntu Medium'"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8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0.8999996185303pt" style:font-style-asian="normal" style:font-weight-asian="normal" style:font-name-complex="FreeSans" style:font-family-complex="FreeSans" style:font-family-generic-complex="system" style:font-pitch-complex="variable" style:font-size-complex="30.8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8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5.3999996185303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39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29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19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09cm" fo:margin-bottom="0cm" fo:text-indent="0cm"/>
      <style:text-properties fo:font-size="22pt" style:font-size-asian="20pt" style:font-size-complex="20pt"/>
    </style:style>
    <style:style style:name="Title_20_slide-outline6" style:display-name="Title slide-outline6" style:family="presentation" style:parent-style-name="Title_20_slide-outline5">
      <style:paragraph-properties fo:margin-left="0cm" fo:margin-right="0cm" fo:margin-top="0.109cm" fo:margin-bottom="0cm" fo:text-indent="0cm"/>
      <style:text-properties fo:font-size="22pt" style:font-size-asian="20pt" style:font-size-complex="20pt"/>
    </style:style>
    <style:style style:name="Title_20_slide-outline7" style:display-name="Title slide-outline7" style:family="presentation" style:parent-style-name="Title_20_slide-outline6">
      <style:paragraph-properties fo:margin-left="0cm" fo:margin-right="0cm" fo:margin-top="0.109cm" fo:margin-bottom="0cm" fo:text-indent="0cm"/>
      <style:text-properties fo:font-size="22pt" style:font-size-asian="20pt" style:font-size-complex="20pt"/>
    </style:style>
    <style:style style:name="Title_20_slide-outline8" style:display-name="Title slide-outline8" style:family="presentation" style:parent-style-name="Title_20_slide-outline7">
      <style:paragraph-properties fo:margin-left="0cm" fo:margin-right="0cm" fo:margin-top="0.109cm" fo:margin-bottom="0cm" fo:text-indent="0cm"/>
      <style:text-properties fo:font-size="22pt" style:font-size-asian="20pt" style:font-size-complex="20pt"/>
    </style:style>
    <style:style style:name="Title_20_slide-outline9" style:display-name="Title slide-outline9" style:family="presentation" style:parent-style-name="Title_20_slide-outline8">
      <style:paragraph-properties fo:margin-left="0cm" fo:margin-right="0cm" fo:margin-top="0.109cm" fo:margin-bottom="0cm" fo:text-indent="0cm"/>
      <style:text-properties fo:font-size="22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8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dd4814" draw:fill-image-width="0cm" draw:fill-image-height="0cm"/>
    </style:style>
    <style:style style:name="Mdp2" style:family="drawing-page">
      <style:drawing-page-properties draw:background-size="border" draw:fill="none"/>
    </style:style>
    <style:style style:name="Mdp3" style:family="drawing-page">
      <style:drawing-page-properties draw:background-size="border" draw:fill="solid" draw:fill-color="#000000"/>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jugo-backgroundobjects">
      <style:graphic-properties draw:stroke="none" draw:fill="none" draw:fill-color="#ffffff" draw:auto-grow-height="false" fo:min-height="1.449cm"/>
    </style:style>
    <style:style style:name="Mpr2" style:family="presentation" style:parent-style-name="jugo-backgroundobjects">
      <style:graphic-properties draw:stroke="none" draw:fill="none" draw:fill-color="#ffffff" draw:auto-grow-height="false" fo:min-height="1.485cm"/>
    </style:style>
    <style:style style:name="Mpr3" style:family="presentation" style:parent-style-name="jugo-backgroundobjects">
      <style:graphic-properties draw:stroke="none" draw:fill="none" draw:fill-color="#ffffff" draw:textarea-vertical-align="bottom" draw:auto-grow-height="false" fo:min-height="1.485cm"/>
    </style:style>
    <style:style style:name="Mpr4" style:family="presentation" style:parent-style-name="jugo1-outline1">
      <style:graphic-properties fo:min-height="12.18cm"/>
    </style:style>
    <style:style style:name="Mpr5" style:family="presentation" style:parent-style-name="jugo1-backgroundobjects">
      <style:graphic-properties draw:stroke="none" draw:fill="none" draw:fill-color="#ffffff" draw:auto-grow-height="false" fo:min-height="1.449cm"/>
    </style:style>
    <style:style style:name="Mpr6" style:family="presentation" style:parent-style-name="jugo1-backgroundobjects">
      <style:graphic-properties draw:stroke="none" draw:fill="none" draw:fill-color="#ffffff" draw:auto-grow-height="false" fo:min-height="1.485cm"/>
    </style:style>
    <style:style style:name="Mpr7" style:family="presentation" style:parent-style-name="jugo1-backgroundobjects">
      <style:graphic-properties draw:stroke="none" draw:fill="none" draw:fill-color="#ffffff" draw:textarea-vertical-align="bottom" draw:auto-grow-height="false" fo:min-height="1.485cm"/>
    </style:style>
    <style:style style:name="Mpr8" style:family="presentation" style:parent-style-name="Jugo1-backgroundobjects">
      <style:graphic-properties draw:stroke="none" draw:fill="none" draw:fill-color="#ffffff" draw:auto-grow-height="false" fo:min-height="1.449cm"/>
    </style:style>
    <style:style style:name="Mpr9" style:family="presentation" style:parent-style-name="Jugo1-backgroundobjects">
      <style:graphic-properties draw:stroke="none" draw:fill="none" draw:fill-color="#ffffff" draw:auto-grow-height="false" fo:min-height="1.485cm"/>
    </style:style>
    <style:style style:name="Mpr10" style:family="presentation" style:parent-style-name="Jugo1-backgroundobjects">
      <style:graphic-properties draw:stroke="none" draw:fill="none" draw:fill-color="#ffffff" draw:textarea-vertical-align="bottom" draw:auto-grow-height="false" fo:min-height="1.485cm"/>
    </style:style>
    <style:style style:name="Mpr11" style:family="presentation" style:parent-style-name="Title_20_slid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12" style:family="presentation" style:parent-style-name="Title_20_slide-backgroundobjects">
      <style:graphic-properties draw:stroke="none" draw:fill="none" draw:fill-color="#ffffff" draw:auto-grow-height="false" fo:min-height="1.397cm"/>
    </style:style>
    <style:style style:name="Mpr13"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4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dd4814" fo:font-size="45%"/>
      </text:list-level-style-bullet>
      <text:list-level-style-bullet text:level="2" text:bullet-char="–">
        <style:list-level-properties text:space-before="1.5cm" text:min-label-width="0.9cm"/>
        <style:text-properties fo:font-family="StarSymbol" fo:color="#dd4814" fo:font-size="75%"/>
      </text:list-level-style-bullet>
      <text:list-level-style-bullet text:level="3" text:bullet-char="●">
        <style:list-level-properties text:space-before="2.8cm" text:min-label-width="0.8cm"/>
        <style:text-properties fo:font-family="StarSymbol" fo:color="#dd4814" fo:font-size="45%"/>
      </text:list-level-style-bullet>
      <text:list-level-style-bullet text:level="4" text:bullet-char="–">
        <style:list-level-properties text:space-before="4.2cm" text:min-label-width="0.6cm"/>
        <style:text-properties fo:font-family="StarSymbol" fo:color="#dd4814" fo:font-size="75%"/>
      </text:list-level-style-bullet>
      <text:list-level-style-bullet text:level="5" text:bullet-char="●">
        <style:list-level-properties text:space-before="5.4cm" text:min-label-width="0.6cm"/>
        <style:text-properties fo:font-family="StarSymbol" fo:color="#dd4814" fo:font-size="45%"/>
      </text:list-level-style-bullet>
      <text:list-level-style-bullet text:level="6" text:bullet-char="●">
        <style:list-level-properties text:space-before="6.6cm" text:min-label-width="0.6cm"/>
        <style:text-properties fo:font-family="StarSymbol" fo:color="#dd4814" fo:font-size="45%"/>
      </text:list-level-style-bullet>
      <text:list-level-style-bullet text:level="7" text:bullet-char="●">
        <style:list-level-properties text:space-before="7.8cm" text:min-label-width="0.6cm"/>
        <style:text-properties fo:font-family="StarSymbol" fo:color="#dd4814" fo:font-size="45%"/>
      </text:list-level-style-bullet>
      <text:list-level-style-bullet text:level="8" text:bullet-char="●">
        <style:list-level-properties text:space-before="9cm" text:min-label-width="0.6cm"/>
        <style:text-properties fo:font-family="StarSymbol" fo:color="#dd4814" fo:font-size="45%"/>
      </text:list-level-style-bullet>
      <text:list-level-style-bullet text:level="9" text:bullet-char="●">
        <style:list-level-properties text:space-before="10.2cm" text:min-label-width="0.6cm"/>
        <style:text-properties fo:font-family="StarSymbol" fo:color="#dd4814" fo:font-size="45%"/>
      </text:list-level-style-bullet>
      <text:list-level-style-bullet text:level="10" text:bullet-char="●">
        <style:list-level-properties text:space-before="11.4cm" text:min-label-width="0.6cm"/>
        <style:text-properties fo:font-family="StarSymbol" fo:color="#dd4814"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jugo" style:page-layout-name="PM1" draw:style-name="Mdp1">
      <office:forms form:automatic-focus="false" form:apply-design-mode="false"/>
      <draw:frame presentation:style-name="jugo-title" draw:layer="backgroundobjects" svg:width="25.199cm" svg:height="3.506cm" svg:x="1.399cm" svg:y="0.836cm" presentation:class="title" presentation:placeholder="true">
        <draw:text-box/>
      </draw:frame>
      <draw:frame presentation:style-name="jugo-outline1" draw:layer="backgroundobjects" svg:width="25.199cm" svg:height="12.179cm" svg:x="1.399cm" svg:y="4.913cm" presentation:class="outline" presentation:placeholder="true">
        <draw:text-box/>
      </draw:frame>
      <draw:frame presentation:style-name="Mpr1" draw:text-style-name="MP2" draw:layer="backgroundobjects" svg:width="6.523cm" svg:height="1.448cm" svg:x="1.399cm" svg:y="19.13cm" presentation:class="date-time">
        <draw:text-box>
          <text:p text:style-name="MP1"><text:span text:style-name="MT1"><presentation:date-time/></text:span></text:p>
        </draw:text-box>
      </draw:frame>
      <draw:frame presentation:style-name="Mpr1" draw:text-style-name="MP6" draw:layer="backgroundobjects" svg:width="8.875cm" svg:height="1.448cm" svg:x="9.575cm" svg:y="19.13cm" presentation:class="footer">
        <draw:text-box>
          <text:p text:style-name="MP5"><text:span text:style-name="MT1"><presentation:footer/></text:span></text:p>
        </draw:text-box>
      </draw:frame>
      <draw:frame presentation:style-name="Mpr1"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jugo-title" draw:layer="backgroundobjects" svg:width="14.848cm" svg:height="11.136cm" svg:x="3.075cm" svg:y="2.257cm" presentation:class="page"/>
        <draw:frame presentation:style-name="jug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ugo1" style:page-layout-name="PM1" draw:style-name="Mdp2">
      <office:forms form:automatic-focus="false" form:apply-design-mode="false"/>
      <draw:frame presentation:style-name="jugo1-title" draw:layer="backgroundobjects" svg:width="23.5cm" svg:height="2.143cm" svg:x="2.199cm" svg:y="0.999cm" presentation:class="title" presentation:placeholder="true">
        <draw:text-box/>
      </draw:frame>
      <draw:frame presentation:style-name="Mpr4" draw:layer="backgroundobjects" svg:width="23.5cm" svg:height="14.8cm" svg:x="2.199cm" svg:y="3.79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2" draw:layer="backgroundobjects" svg:width="6.523cm" svg:height="1.448cm" svg:x="1.399cm" svg:y="19.13cm" presentation:class="date-time">
        <draw:text-box>
          <text:p text:style-name="MP1"><text:span text:style-name="MT1"><presentation:date-time/></text:span></text:p>
        </draw:text-box>
      </draw:frame>
      <draw:frame presentation:style-name="Mpr5" draw:text-style-name="MP6" draw:layer="backgroundobjects" svg:width="8.875cm" svg:height="1.448cm" svg:x="9.575cm" svg:y="19.13cm" presentation:class="footer">
        <draw:text-box>
          <text:p text:style-name="MP5"><text:span text:style-name="MT1"><presentation:footer/></text:span></text:p>
        </draw:text-box>
      </draw:frame>
      <draw:frame presentation:style-name="Mpr5"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jugo1-title" draw:layer="backgroundobjects" svg:width="0.001cm" svg:height="0.001cm" svg:x="0cm" svg:y="2.257cm" presentation:class="page"/>
        <draw:frame presentation:style-name="jugo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ugo1" style:page-layout-name="PM1" draw:style-name="Mdp2">
      <office:forms form:automatic-focus="false" form:apply-design-mode="false"/>
      <draw:frame presentation:style-name="Jugo1-title" draw:layer="backgroundobjects" svg:width="23.5cm" svg:height="2.143cm" svg:x="2.199cm" svg:y="2.599cm" presentation:class="title" presentation:placeholder="true">
        <draw:text-box/>
      </draw:frame>
      <draw:frame presentation:style-name="Jugo1-outline1" draw:layer="backgroundobjects" svg:width="23.5cm" svg:height="12.093cm" svg:x="2.199cm" svg:y="4.999cm" presentation:class="outline" presentation:placeholder="true">
        <draw:text-box/>
      </draw:frame>
      <draw:frame presentation:style-name="Mpr8" draw:text-style-name="MP2" draw:layer="backgroundobjects" svg:width="6.523cm" svg:height="1.448cm" svg:x="1.399cm" svg:y="19.13cm" presentation:class="date-time">
        <draw:text-box>
          <text:p text:style-name="MP1"><text:span text:style-name="MT1"><presentation:date-time/></text:span></text:p>
        </draw:text-box>
      </draw:frame>
      <draw:frame presentation:style-name="Mpr8" draw:text-style-name="MP6" draw:layer="backgroundobjects" svg:width="8.875cm" svg:height="1.448cm" svg:x="9.575cm" svg:y="19.13cm" presentation:class="footer">
        <draw:text-box>
          <text:p text:style-name="MP5"><text:span text:style-name="MT1"><presentation:footer/></text:span></text:p>
        </draw:text-box>
      </draw:frame>
      <draw:frame presentation:style-name="Mpr8"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Jugo1-title" draw:layer="backgroundobjects" svg:width="0.001cm" svg:height="0.001cm" svg:x="0cm" svg:y="2.257cm" presentation:class="page"/>
        <draw:frame presentation:style-name="Jugo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3">
      <office:forms form:automatic-focus="false" form:apply-design-mode="false"/>
      <draw:frame draw:name="Shape 10" presentation:style-name="Mpr11" draw:text-style-name="MP7" draw:layer="backgroundobjects" svg:width="23.799cm" svg:height="4.735cm" svg:x="2.099cm" svg:y="6.463cm" presentation:class="title" presentation:user-transformed="true">
        <draw:text-box>
          <text:p/>
        </draw:text-box>
      </draw:frame>
      <draw:frame presentation:style-name="Title_20_slide-outline1" draw:layer="backgroundobjects" svg:width="25.199cm" svg:height="12.179cm" svg:x="1.399cm" svg:y="4.912cm" presentation:class="outline" presentation:placeholder="true">
        <draw:text-box/>
      </draw:frame>
      <presentation:notes style:page-layout-name="PM2">
        <office:forms form:automatic-focus="false" form:apply-design-mode="false"/>
        <draw:page-thumbnail presentation:style-name="Title_20_slide-title" draw:layer="backgroundobjects" svg:width="15.398cm" svg:height="12.249cm" svg:x="4.2cm" svg:y="2.482cm" presentation:class="page"/>
        <draw:frame presentation:style-name="Title_20_slide-notes" draw:layer="backgroundobjects" svg:width="19.039cm" svg:height="14.7cm" svg:x="2.38cm" svg:y="15.517cm" presentation:class="notes" presentation:placeholder="true">
          <draw:text-box/>
        </draw:frame>
        <draw:frame presentation:style-name="Mpr12" draw:text-style-name="MP2" draw:layer="backgroundobjects" svg:width="10.328cm" svg:height="1.632cm" svg:x="0cm" svg:y="0cm" presentation:class="header">
          <draw:text-box>
            <text:p text:style-name="MP1"><presentation:header/></text:p>
          </draw:text-box>
        </draw:frame>
        <draw:frame presentation:style-name="Mpr12" draw:text-style-name="MP4" draw:layer="backgroundobjects" svg:width="10.328cm" svg:height="1.632cm" svg:x="13.47cm" svg:y="0cm" presentation:class="date-time">
          <draw:text-box>
            <text:p text:style-name="MP3"><presentation:date-time/></text:p>
          </draw:text-box>
        </draw:frame>
        <draw:frame presentation:style-name="Mpr13" draw:text-style-name="MP2" draw:layer="backgroundobjects" svg:width="10.328cm" svg:height="1.632cm" svg:x="0cm" svg:y="31.036cm" presentation:class="footer">
          <draw:text-box>
            <text:p text:style-name="MP1"><presentation:footer/></text:p>
          </draw:text-box>
        </draw:frame>
        <draw:frame presentation:style-name="Mpr13" draw:text-style-name="MP4" draw:layer="backgroundobjects" svg:width="10.328cm" svg:height="1.632cm" svg:x="13.47cm" svg:y="31.036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1T20:37:58.109529446</meta:creation-date>
    <meta:editing-duration>PT3H57M41S</meta:editing-duration>
    <meta:editing-cycles>20</meta:editing-cycles>
    <meta:generator>LibreOffice/5.0.5.2$Linux_X86_64 LibreOffice_project/00m0$Build-2</meta:generator>
    <meta:initial-creator>Bagus Tris Atmaja</meta:initial-creator>
    <dc:date>2016-04-10T13:41:01.810124345</dc:date>
    <dc:creator>Bagus Tris Atmaja</dc:creator>
    <meta:document-statistic meta:object-count="253"/>
  </office:meta>
</office:document-meta>
</file>